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5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8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9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1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2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13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4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15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1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17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2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21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22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00cc00" draw:marker-end-width="0.2cm" draw:fill="none" draw:textarea-vertical-align="middle"/>
    </style:style>
    <style:style style:name="gr24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25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8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31" style:family="graphic" style:parent-style-name="objectwithoutfill">
      <style:graphic-properties svg:stroke-color="#ff950e" draw:marker-end-width="0.2cm" draw:fill="none" draw:textarea-vertical-align="middle"/>
    </style:style>
    <style:style style:name="gr32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34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35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color="#3333ff" draw:marker-end-width="0.15cm" draw:fill="none" draw:textarea-vertical-align="middle"/>
    </style:style>
    <style:style style:name="gr37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38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41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4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43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44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45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46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47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48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49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0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1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2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3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4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5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58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9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60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61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2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63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64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65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>
        <style:tab-stops>
          <style:tab-stop style:position="2cm"/>
        </style:tab-stops>
      </style:paragraph-properties>
    </style:style>
    <style:style style:name="P2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6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7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0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4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paragraph-properties fo:text-align="center"/>
      <style:text-properties fo:color="#663300"/>
    </style:style>
    <style:style style:name="P21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22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663300" style:font-name="Cantarell1" fo:font-size="10pt" fo:font-style="normal" fo:font-weight="normal" style:font-size-asian="18pt" style:font-size-complex="18pt"/>
    </style:style>
    <style:style style:name="T2" style:family="text">
      <style:text-properties fo:color="#663300" style:font-name="Cantarell1" fo:font-size="10pt" fo:font-style="normal" fo:font-weight="bold" style:font-size-asian="18pt" style:font-size-complex="18pt"/>
    </style:style>
    <style:style style:name="T3" style:family="text">
      <style:text-properties fo:color="#663300" style:font-name="Cantarell1" fo:font-size="10.5pt" fo:font-style="normal" fo:font-weight="bold" style:font-size-asian="18pt" style:font-size-complex="18pt"/>
    </style:style>
    <style:style style:name="T4" style:family="text">
      <style:text-properties fo:color="#663300" style:font-name="Cantarell1" fo:font-size="12pt" fo:font-style="normal" fo:font-weight="bold" style:font-size-asian="18pt" style:font-size-complex="18pt"/>
    </style:style>
    <style:style style:name="T5" style:family="text">
      <style:text-properties fo:color="#ff420e" style:font-name="Calibri2" fo:font-size="7pt" style:font-size-asian="8pt" style:font-weight-asian="normal" style:font-size-complex="8pt"/>
    </style:style>
    <style:style style:name="T6" style:family="text">
      <style:text-properties style:font-name="Calibri2" fo:font-size="6pt" style:font-size-asian="8pt" style:font-weight-asian="normal" style:font-size-complex="8pt"/>
    </style:style>
    <style:style style:name="T7" style:family="text">
      <style:text-properties fo:color="#ffffff" style:font-name="Calibri2" fo:font-size="9pt" style:font-size-asian="9pt" style:font-size-complex="9pt"/>
    </style:style>
    <style:style style:name="T8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663300" style:font-name="Cantarell1" fo:font-size="9pt" fo:font-style="oblique" style:font-size-asian="18pt" style:font-size-complex="18pt"/>
    </style:style>
    <style:style style:name="T11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823cm" svg:height="1.243cm" svg:x="36.234cm" svg:y="25.713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35</text:span></text:p>
            <text:p text:style-name="P1"><text:span text:style-name="T1">Date</text:span><text:span text:style-name="T1"><text:tab/></text:span><text:span text:style-name="T1">: </text:span><text:span text:style-name="T3">2017-02-07</text:span></text:p>
          </draw:text-box>
        </draw:frame>
        <draw:frame draw:style-name="gr2" draw:text-style-name="P3" draw:layer="layout" svg:width="2.519cm" svg:height="0.799cm" svg:x="31.62cm" svg:y="25.951cm">
          <draw:text-box>
            <text:p><text:span text:style-name="T4">Openbook</text:span></text:p>
          </draw:text-box>
        </draw:frame>
        <draw:custom-shape draw:style-name="gr3" draw:text-style-name="P5" draw:layer="layout" svg:width="4.401cm" svg:height="4.832cm" svg:x="27.025cm" svg:y="10.30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01cm" svg:height="4.832cm" svg:x="21.607cm" svg:y="10.31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4.5cm" svg:x="16.297cm" svg:y="11.001cm">
          <text:p text:style-name="P6"><text:span text:style-name="T6"><text:tab/></text:span><text:span text:style-name="T6">ENT_DEFFECT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<text:tab/></text:span><text:span text:style-name="T6">ENT_DOPE</text:span><text:span text:style-name="T6"><text:tab/></text:span><text:span text:style-name="T6">DATE</text:span></text:p>
          <text:p text:style-name="P6"><text:span text:style-name="T6"><text:tab/></text:span><text:span text:style-name="T6">ENT_LABEL</text:span><text:span text:style-name="T6"><text:tab/></text:span><text:span text:style-name="T6">VX(256)</text:span></text:p>
          <text:p text:style-name="P6"><text:span text:style-name="T6"><text:tab/></text:span><text:span text:style-name="T6">ENT_REF</text:span><text:span text:style-name="T6"><text:tab/></text:span><text:span text:style-name="T6">VX(256)</text:span></text:p>
          <text:p text:style-name="P6"><text:span text:style-name="T6"><text:tab/></text:span><text:span text:style-name="T6">ENT_ACCOUNT</text:span><text:span text:style-name="T6"><text:tab/></text:span><text:span text:style-name="T6">VX(64)</text:span></text:p>
          <text:p text:style-name="P6"><text:span text:style-name="T6"><text:tab/></text:span><text:span text:style-name="T6">ENT_CURRENCY</text:span><text:span text:style-name="T6"><text:tab/></text:span><text:span text:style-name="T6">X(3)</text:span></text:p>
          <text:p text:style-name="P6"><text:span text:style-name="T6"><text:tab/></text:span><text:span text:style-name="T6">ENT_DEBIT</text:span><text:span text:style-name="T6"><text:tab/></text:span><text:span text:style-name="T6">DECIMAL(20,5)</text:span></text:p>
          <text:p text:style-name="P6"><text:span text:style-name="T6"><text:tab/></text:span><text:span text:style-name="T6">ENT_CREDIT</text:span><text:span text:style-name="T6"><text:tab/></text:span><text:span text:style-name="T6">DECIMAL(20,5)</text:span></text:p>
          <text:p text:style-name="P6"><text:span text:style-name="T6"><text:tab/></text:span><text:span text:style-name="T6">ENT_LEDGER</text:span><text:span text:style-name="T6"><text:tab/></text:span><text:span text:style-name="T6">VX(64)</text:span></text:p>
          <text:p text:style-name="P6"><text:span text:style-name="T6"><text:tab/></text:span><text:span text:style-name="T6">ENT_OPE_TEMPLATE</text:span><text:span text:style-name="T6"><text:tab/></text:span><text:span text:style-name="T6">VX(64)</text:span></text:p>
          <text:p text:style-name="P6"><text:span text:style-name="T6"><text:tab/></text:span><text:span text:style-name="T6">ENT_STATUS</text:span><text:span text:style-name="T6"><text:tab/></text:span><text:span text:style-name="T6">INTEGER</text:span></text:p>
          <text:p text:style-name="P6"><text:span text:style-name="T6"><text:tab/></text:span><text:span text:style-name="T6">ENT_UPD_USER</text:span><text:span text:style-name="T6"><text:tab/></text:span><text:span text:style-name="T6">VX(64)</text:span></text:p>
          <text:p text:style-name="P6"><text:span text:style-name="T6"><text:tab/></text:span><text:span text:style-name="T6">ENT_UPD_STAMP</text:span><text:span text:style-name="T6"><text:tab/></text:span><text:span text:style-name="T6">TIMESTAMP</text:span></text:p>
          <text:p text:style-name="P6"><text:span text:style-name="T6"><text:tab/></text:span><text:span text:style-name="T6">ENT_STLMT_NUMBER</text:span><text:span text:style-name="T6"><text:tab/></text:span><text:span text:style-name="T6">BIGINT</text:span></text:p>
          <text:p text:style-name="P6"><text:span text:style-name="T6"><text:tab/></text:span><text:span text:style-name="T6">ENT_STLMT_USER</text:span><text:span text:style-name="T6"><text:tab/></text:span><text:span text:style-name="T6">VX(64)</text:span></text:p>
          <text:p text:style-name="P6"><text:span text:style-name="T6"><text:tab/></text:span><text:span text:style-name="T6">ENT_STLMT_STAMP</text:span><text:span text:style-name="T6"><text:tab/></text:span><text:span text:style-name="T6">TIMESTAMP</text:span></text:p>
          <text:p text:style-name="P6"><text:span text:style-name="T6"><text:tab/></text:span><text:span text:style-name="T6">ENT_OPE_NUMBER</text:span><text:span text:style-name="T6"><text:tab/></text:span><text:span text:style-name="T6">BIGINT</text:span></text:p>
          <text:p text:style-name="P6"><text:span text:style-name="T6"><text:tab/></text:span><text:span text:style-name="T6">ENT_RULE</text:span><text:span text:style-name="T6"><text:tab/></text:span><text:span text:style-name="T6">X(1)</text:span></text:p>
          <text:p text:style-name="P6"><text:span text:style-name="T6"><text:tab/></text:span><text:span text:style-name="T6">ENT_NOTES</text:span><text:span text:style-name="T6"><text:tab/></text:span><text:span text:style-name="T6">VX(4096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297cm" svg:y="10.5cm">
          <text:p text:style-name="P8"><text:span text:style-name="T7">OFA_T_EN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2cm" svg:x="21.797cm" svg:y="11.001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X(3)</text:span></text:p>
          <text:p text:style-name="P6"><text:span text:style-name="T6"><text:tab/></text:span><text:span text:style-name="T6">CUR_LABEL</text:span><text:span text:style-name="T6"><text:tab/></text:span><text:span text:style-name="T6">VX(256)</text:span></text:p>
          <text:p text:style-name="P6"><text:span text:style-name="T6"><text:tab/></text:span><text:span text:style-name="T6">CUR_SYMBOL</text:span><text:span text:style-name="T6"><text:tab/></text:span><text:span text:style-name="T6">X(3)</text:span></text:p>
          <text:p text:style-name="P6"><text:span text:style-name="T6"><text:tab/></text:span><text:span text:style-name="T6">CUR_DIGITS</text:span><text:span text:style-name="T6"><text:tab/></text:span><text:span text:style-name="T6">INTEGER</text:span></text:p>
          <text:p text:style-name="P6"><text:span text:style-name="T6"><text:tab/></text:span><text:span text:style-name="T6">CUR_NOTES</text:span><text:span text:style-name="T6"><text:tab/></text:span><text:span text:style-name="T6">VX(4096)</text:span></text:p>
          <text:p text:style-name="P6"><text:span text:style-name="T6"><text:tab/></text:span><text:span text:style-name="T6">CUR_UPD_USER</text:span><text:span text:style-name="T6"><text:tab/></text:span><text:span text:style-name="T6">VX(64)</text:span></text:p>
          <text:p text:style-name="P6"><text:span text:style-name="T6"><text:tab/></text:span><text:span text:style-name="T6">CUR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10.5cm">
          <text:p text:style-name="P8"><text:span text:style-name="T7">OFA_T_CURRENCI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5.424cm" svg:height="4.695cm" svg:x="16.167cm" svg:y="17.5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cm" svg:height="2cm" svg:x="16.301cm" svg:y="18.199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<text:tab/></text:span><text:span text:style-name="T6">LED_LABEL</text:span><text:span text:style-name="T6"><text:tab/></text:span><text:span text:style-name="T6">VX(256)</text:span></text:p>
          <text:p text:style-name="P6"><text:span text:style-name="T6"><text:tab/></text:span><text:span text:style-name="T6">LED_NOTES</text:span><text:span text:style-name="T6"><text:tab/></text:span><text:span text:style-name="T6">VX(4096)</text:span></text:p>
          <text:p text:style-name="P6"><text:span text:style-name="T6"><text:tab/></text:span><text:span text:style-name="T6">LED_UPD_USER</text:span><text:span text:style-name="T6"><text:tab/></text:span><text:span text:style-name="T6">VX(64)</text:span></text:p>
          <text:p text:style-name="P6"><text:span text:style-name="T6"><text:tab/></text:span><text:span text:style-name="T6">LED_UPD_STAMP</text:span><text:span text:style-name="T6"><text:tab/></text:span><text:span text:style-name="T6">TIMESTAMP</text:span></text:p>
          <text:p text:style-name="P6"><text:span text:style-name="T6"><text:tab/></text:span><text:span text:style-name="T6">LED_LAST_CLO</text:span><text:span text:style-name="T6"><text:tab/></text:span><text:span text:style-name="T6">DATE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1cm" svg:y="17.698cm">
          <text:p text:style-name="P8"><text:span text:style-name="T7">OFA_T_LEDG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25cm" svg:height="1.999cm" svg:x="21.801cm" svg:y="18.199cm">
          <text:p text:style-name="P10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10"><text:span text:style-name="T6">#</text:span><text:span text:style-name="T6"><text:tab/></text:span><text:span text:style-name="T6">LED_CUR_CODE</text:span><text:span text:style-name="T6"><text:tab/></text:span><text:span text:style-name="T6">X(3)</text:span></text:p>
          <text:p text:style-name="P10"><text:span text:style-name="T6"><text:tab/></text:span><text:span text:style-name="T6">LED_CUR_VAL_DEBIT</text:span><text:span text:style-name="T6"><text:tab/></text:span><text:span text:style-name="T6">DECIMAL(20,5)</text:span></text:p>
          <text:p text:style-name="P10"><text:span text:style-name="T6"><text:tab/></text:span><text:span text:style-name="T6">LED_CUR_VAL_CREDIT</text:span><text:span text:style-name="T6"><text:tab/></text:span><text:span text:style-name="T6">DECIMAL(20,5)</text:span></text:p>
          <text:p text:style-name="P10"><text:span text:style-name="T6"><text:tab/></text:span><text:span text:style-name="T6">LED_CUR_ROUGH_DEBIT</text:span><text:span text:style-name="T6"><text:tab/></text:span><text:span text:style-name="T6">DECIMAL(20,5)</text:span></text:p>
          <text:p text:style-name="P10"><text:span text:style-name="T6"><text:tab/></text:span><text:span text:style-name="T6">LED_CUR_ROUGH_CREDIT</text:span><text:span text:style-name="T6"><text:tab/></text:span><text:span text:style-name="T6">DECIMAL(20,5)</text:span></text:p>
          <text:p text:style-name="P10"><text:span text:style-name="T6"><text:tab/></text:span><text:span text:style-name="T6">LED_CUR_FUT_DEBIT</text:span><text:span text:style-name="T6"><text:tab/></text:span><text:span text:style-name="T6">DECIMAL(20,5)</text:span></text:p>
          <text:p text:style-name="P10"><text:span text:style-name="T6"><text:tab/></text:span><text:span text:style-name="T6">LED_CUR_FUT_CREDIT</text:span><text:span text:style-name="T6"><text:tab/></text:span><text:span text:style-name="T6">DECIMAL(20,5)</text:span></text:p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25cm" svg:height="0.5cm" svg:x="21.801cm" svg:y="17.698cm">
          <text:p text:style-name="P8"><text:span text:style-name="T7">OFA_T_LEDGERS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813cm" svg:y1="18.444cm" svg:x2="20.301cm" svg:y2="18.444cm">
          <text:p/>
        </draw:line>
        <draw:custom-shape draw:style-name="gr10" draw:text-style-name="P5" draw:layer="layout" svg:width="9.724cm" svg:height="4.096cm" svg:x="5.169cm" svg:y="22.851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10.7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<text:tab/></text:span><text:span text:style-name="T6">OTE_LABEL</text:span><text:span text:style-name="T6"><text:tab/></text:span><text:span text:style-name="T6">VX(256)</text:span></text:p>
          <text:p text:style-name="P6"><text:span text:style-name="T6"><text:tab/></text:span><text:span text:style-name="T6">OTE_LED_MNEMO</text:span><text:span text:style-name="T6"><text:tab/></text:span><text:span text:style-name="T6">VX(64)</text:span></text:p>
          <text:p text:style-name="P6"><text:span text:style-name="T6"><text:tab/></text:span><text:span text:style-name="T6">OTE_LED_LOCKED</text:span><text:span text:style-name="T6"><text:tab/></text:span><text:span text:style-name="T6">X(1)</text:span></text:p>
          <text:p text:style-name="P6"><text:span text:style-name="T6"><text:tab/></text:span><text:span text:style-name="T6">OTE_REF</text:span><text:span text:style-name="T6"><text:tab/></text:span><text:span text:style-name="T6">VX(256)</text:span></text:p>
          <text:p text:style-name="P6"><text:span text:style-name="T6"><text:tab/></text:span><text:span text:style-name="T6">OTE_REF_LOCKED</text:span><text:span text:style-name="T6"><text:tab/></text:span><text:span text:style-name="T6">X(1)</text:span></text:p>
          <text:p text:style-name="P6"><text:span text:style-name="T6"><text:tab/></text:span><text:span text:style-name="T6">OTE_PMA_ROW</text:span><text:span text:style-name="T6"><text:tab/></text:span><text:span text:style-name="T6">INTEGER</text:span></text:p>
          <text:p text:style-name="P6"><text:span text:style-name="T6"><text:tab/></text:span><text:span text:style-name="T6">OTE_NOTES</text:span><text:span text:style-name="T6"><text:tab/></text:span><text:span text:style-name="T6">VX(4096)</text:span></text:p>
          <text:p text:style-name="P6"><text:span text:style-name="T6"><text:tab/></text:span><text:span text:style-name="T6">OTE_UPD_USER</text:span><text:span text:style-name="T6"><text:tab/></text:span><text:span text:style-name="T6">VX(64)</text:span></text:p>
          <text:p text:style-name="P6"><text:span text:style-name="T6"><text:tab/></text:span><text:span text:style-name="T6">OTE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3cm">
          <text:p text:style-name="P8"><text:span text:style-name="T7">OFA_T_OPE_TEMPLA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ET_ROW</text:span><text:span text:style-name="T6"><text:tab/></text:span><text:span text:style-name="T6">INTEGER</text:span></text:p>
          <text:p text:style-name="P6"><text:span text:style-name="T6"><text:tab/></text:span><text:span text:style-name="T6">OTE_DET_COMMENT</text:span><text:span text:style-name="T6"><text:tab/></text:span><text:span text:style-name="T6">VX(256)</text:span></text:p>
          <text:p text:style-name="P6"><text:span text:style-name="T6"><text:tab/></text:span><text:span text:style-name="T6">OTE_DET_ACCOUNT</text:span><text:span text:style-name="T6"><text:tab/></text:span><text:span text:style-name="T6">VX(256)</text:span></text:p>
          <text:p text:style-name="P6"><text:span text:style-name="T6"><text:tab/></text:span><text:span text:style-name="T6">OTE_DET_ACCOUNT_LOCKED</text:span><text:span text:style-name="T6"><text:tab/></text:span><text:span text:style-name="T6">X(1)</text:span></text:p>
          <text:p text:style-name="P6"><text:span text:style-name="T6"><text:tab/></text:span><text:span text:style-name="T6">OTE_DET_LABEL</text:span><text:span text:style-name="T6"><text:tab/></text:span><text:span text:style-name="T6">VX(256)</text:span></text:p>
          <text:p text:style-name="P6"><text:span text:style-name="T6"><text:tab/></text:span><text:span text:style-name="T6">OTE_DET_LABEL_LOCKED</text:span><text:span text:style-name="T6"><text:tab/></text:span><text:span text:style-name="T6">X(1)</text:span></text:p>
          <text:p text:style-name="P6"><text:span text:style-name="T6"><text:tab/></text:span><text:span text:style-name="T6">OTE_DET_DEBIT</text:span><text:span text:style-name="T6"><text:tab/></text:span><text:span text:style-name="T6">VX(256)</text:span></text:p>
          <text:p text:style-name="P6"><text:span text:style-name="T6"><text:tab/></text:span><text:span text:style-name="T6">OTE_DET_DEBIT_LOCKED</text:span><text:span text:style-name="T6"><text:tab/></text:span><text:span text:style-name="T6">X(1)</text:span></text:p>
          <text:p text:style-name="P6"><text:span text:style-name="T6"><text:tab/></text:span><text:span text:style-name="T6">OTE_DET_CREDIT</text:span><text:span text:style-name="T6"><text:tab/></text:span><text:span text:style-name="T6">VX(256)</text:span></text:p>
          <text:p text:style-name="P6"><text:span text:style-name="T6"><text:tab/></text:span><text:span text:style-name="T6">OTE_DET_CREDIT_LOCKED</text:span><text:span text:style-name="T6"><text:tab/></text:span><text:span text:style-name="T6">X(1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3cm">
          <text:p text:style-name="P8"><text:span text:style-name="T7">OFA_T_OPE_TEMPLATES_</text:span><text:span text:style-name="T7">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9.311cm" svg:y1="23.703cm" svg:x2="10.788cm" svg:y2="23.703cm">
          <text:p/>
        </draw:line>
        <draw:custom-shape draw:style-name="gr12" draw:text-style-name="P5" draw:layer="layout" svg:width="9.776cm" svg:height="4.138cm" svg:x="16.164cm" svg:y="22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16.297cm" svg:y="23.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<text:tab/></text:span><text:span text:style-name="T6">RAT_LABEL</text:span><text:span text:style-name="T6"><text:tab/></text:span><text:span text:style-name="T6">VX(256)</text:span></text:p>
          <text:p text:style-name="P6"><text:span text:style-name="T6"><text:tab/></text:span><text:span text:style-name="T6">RAT_NOTES</text:span><text:span text:style-name="T6"><text:tab/></text:span><text:span text:style-name="T6">VX(4096)</text:span></text:p>
          <text:p text:style-name="P6"><text:span text:style-name="T6"><text:tab/></text:span><text:span text:style-name="T6">RAT_UPD_USER</text:span><text:span text:style-name="T6"><text:tab/></text:span><text:span text:style-name="T6">VX(64)</text:span></text:p>
          <text:p text:style-name="P6"><text:span text:style-name="T6"><text:tab/></text:span><text:span text:style-name="T6">RAT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2cm" svg:y="23cm">
          <text:p text:style-name="P8"><text:span text:style-name="T7">OFA_T_RA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cm" svg:height="1.5cm" svg:x="21.797cm" svg:y="23.5cm">
          <text:p text:style-name="P13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13"><text:span text:style-name="T6"><text:tab/></text:span><text:span text:style-name="T6">RAT_VAL_BEGIN</text:span><text:span text:style-name="T6"><text:tab/></text:span><text:span text:style-name="T6">DATE</text:span></text:p>
          <text:p text:style-name="P13"><text:span text:style-name="T6"><text:tab/></text:span><text:span text:style-name="T6">RAT_VAL_END</text:span><text:span text:style-name="T6"><text:tab/></text:span><text:span text:style-name="T6">DATE</text:span></text:p>
          <text:p text:style-name="P13"><text:span text:style-name="T6"><text:tab/></text:span><text:span text:style-name="T6">RAT_VAL_RATE</text:span><text:span text:style-name="T6"><text:tab/></text:span><text:span text:style-name="T6">DECIMAL(20,5)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23cm">
          <text:p text:style-name="P8"><text:span text:style-name="T7">OFA_T_RATES_VA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747cm" svg:y1="23.67cm" svg:x2="20.299cm" svg:y2="23.67cm">
          <text:p/>
        </draw:line>
        <draw:custom-shape draw:style-name="gr14" draw:text-style-name="P7" draw:layer="layout" svg:width="4cm" svg:height="5.966cm" svg:x="21.6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<text:tab/></text:span><text:span text:style-name="T6">DOS_DEF_CURRENCY</text:span><text:span text:style-name="T6"><text:tab/></text:span><text:span text:style-name="T6">X(3)</text:span></text:p>
          <text:p text:style-name="P6"><text:span text:style-name="T6"><text:tab/></text:span><text:span text:style-name="T6">DOS_EXE_BEGIN</text:span><text:span text:style-name="T6"><text:tab/></text:span><text:span text:style-name="T6">DATE</text:span></text:p>
          <text:p text:style-name="P6"><text:span text:style-name="T6"><text:tab/></text:span><text:span text:style-name="T6">DOS_EXE_END</text:span><text:span text:style-name="T6"><text:tab/></text:span><text:span text:style-name="T6">DATE</text:span></text:p>
          <text:p text:style-name="P6"><text:span text:style-name="T6"><text:tab/></text:span><text:span text:style-name="T6">DOS_EXE_LENGTH</text:span><text:span text:style-name="T6"><text:tab/></text:span><text:span text:style-name="T6">INTEGER</text:span></text:p>
          <text:p text:style-name="P6"><text:span text:style-name="T6"><text:tab/></text:span><text:span text:style-name="T6">DOS_EXE_NOTES</text:span><text:span text:style-name="T6"><text:tab/></text:span><text:span text:style-name="T6">VX(4096)</text:span></text:p>
          <text:p text:style-name="P6"><text:span text:style-name="T6"><text:tab/></text:span><text:span text:style-name="T6">DOS_FORW_OPE</text:span><text:span text:style-name="T6"><text:tab/></text:span><text:span text:style-name="T6">VX(64)</text:span></text:p>
          <text:p text:style-name="P6"><text:span text:style-name="T6"><text:tab/></text:span><text:span text:style-name="T6">DOS_IMPORT_LEDGER</text:span><text:span text:style-name="T6"><text:tab/></text:span><text:span text:style-name="T6">VX(64)</text:span></text:p>
          <text:p text:style-name="P6"><text:span text:style-name="T6"><text:tab/></text:span><text:span text:style-name="T6">DOS_LABEL</text:span><text:span text:style-name="T6"><text:tab/></text:span><text:span text:style-name="T6">VX(256)</text:span></text:p>
          <text:p text:style-name="P6"><text:span text:style-name="T6"><text:tab/></text:span><text:span text:style-name="T6">DOS_NOTES</text:span><text:span text:style-name="T6"><text:tab/></text:span><text:span text:style-name="T6">VX(4096)</text:span></text:p>
          <text:p text:style-name="P6"><text:span text:style-name="T6"><text:tab/></text:span><text:span text:style-name="T6">DOS_SIREN</text:span><text:span text:style-name="T6"><text:tab/></text:span><text:span text:style-name="T6">VX(64)</text:span></text:p>
          <text:p text:style-name="P6"><text:span text:style-name="T6"><text:tab/></text:span><text:span text:style-name="T6">DOS_SIRET</text:span><text:span text:style-name="T6"><text:tab/></text:span><text:span text:style-name="T6">VX(64)</text:span></text:p>
          <text:p text:style-name="P6"><text:span text:style-name="T6"><text:tab/></text:span><text:span text:style-name="T6">DOS_SLD_OPE</text:span><text:span text:style-name="T6"><text:tab/></text:span><text:span text:style-name="T6">VX(64)</text:span></text:p>
          <text:p text:style-name="P6"><text:span text:style-name="T6"><text:tab/></text:span><text:span text:style-name="T6">DOS_UPD_USER</text:span><text:span text:style-name="T6"><text:tab/></text:span><text:span text:style-name="T6">VX(64)</text:span></text:p>
          <text:p text:style-name="P6"><text:span text:style-name="T6"><text:tab/></text:span><text:span text:style-name="T6">DOS_UPD_STAMP</text:span><text:span text:style-name="T6"><text:tab/></text:span><text:span text:style-name="T6">TIMESTAMP</text:span></text:p>
          <text:p text:style-name="P6"><text:span text:style-name="T6"><text:tab/></text:span><text:span text:style-name="T6">DOS_LAST_BAT</text:span><text:span text:style-name="T6"><text:tab/></text:span><text:span text:style-name="T6">BIGINT</text:span></text:p>
          <text:p text:style-name="P6"><text:span text:style-name="T6"><text:tab/></text:span><text:span text:style-name="T6">DOS_LAST_BATLINE</text:span><text:span text:style-name="T6"><text:tab/></text:span><text:span text:style-name="T6">BIGINT</text:span></text:p>
          <text:p text:style-name="P6"><text:span text:style-name="T6"><text:tab/></text:span><text:span text:style-name="T6">DOS_LAST_CONCIL</text:span><text:span text:style-name="T6"><text:tab/></text:span><text:span text:style-name="T6">BIGINT</text:span></text:p>
          <text:p text:style-name="P6"><text:span text:style-name="T6"><text:tab/></text:span><text:span text:style-name="T6">DOS_LAST_ENTRY</text:span><text:span text:style-name="T6"><text:tab/></text:span><text:span text:style-name="T6">BIGINT</text:span></text:p>
          <text:p text:style-name="P6"><text:span text:style-name="T6"><text:tab/></text:span><text:span text:style-name="T6">DOS_LAST_OPE</text:span><text:span text:style-name="T6"><text:tab/></text:span><text:span text:style-name="T6">BIGINT</text:span></text:p>
          <text:p text:style-name="P6"><text:span text:style-name="T6"><text:tab/></text:span><text:span text:style-name="T6">DOS_LAST_SETTLEMENT</text:span><text:span text:style-name="T6"><text:tab/></text:span><text:span text:style-name="T6">BIGINT</text:span></text:p>
          <text:p text:style-name="P6"><text:span text:style-name="T6"><text:tab/></text:span><text:span text:style-name="T6">DOS_LAST_DOC</text:span><text:span text:style-name="T6"><text:tab/></text:span><text:span text:style-name="T6">BIGINT</text:span></text:p>
          <text:p text:style-name="P6"><text:span text:style-name="T6"><text:tab/></text:span><text:span text:style-name="T6">DOS_LAST_CLOSING</text:span><text:span text:style-name="T6"><text:tab/></text:span><text:span text:style-name="T6">DATE</text:span></text:p>
          <text:p text:style-name="P6"><text:span text:style-name="T6"><text:tab/></text:span><text:span text:style-name="T6">DOS_CURRENT</text:span><text:span text:style-name="T6"><text:tab/></text:span><text:span text:style-name="T6">X(1)</text:span></text:p>
          <text:p text:style-name="P6"><text:span text:style-name="T6"><text:tab/></text:span><text:span text:style-name="T6">DOS_PREVEXE_ENTRY</text:span><text:span text:style-name="T6"><text:tab/></text:span><text:span text:style-name="T6">BIGINT</text:span></text:p>
          <text:p text:style-name="P6"><text:span text:style-name="T6"><text:tab/></text:span><text:span text:style-name="T6">DOS_PREVEXE_END</text:span><text:span text:style-name="T6"><text:tab/></text:span><text:span text:style-name="T6">DATE</text:span></text:p>
          <text:p text:style-name="P6"><text:span text:style-name="T6"><text:tab/></text:span><text:span text:style-name="T6">DOS_RPID</text:span><text:span text:style-name="T6"><text:tab/></text:span><text:span text:style-name="T6">VX(64)</text:span>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1.697cm" svg:y="2cm">
          <text:p text:style-name="P8"><text:span text:style-name="T7">OFA_T_DOSS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1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CURRENCY</text:span><text:span text:style-name="T6"><text:tab/></text:span><text:span text:style-name="T6">X(3)</text:span></text:p>
          <text:p text:style-name="P6"><text:span text:style-name="T6"><text:tab/></text:span><text:span text:style-name="T6">DOS_SLD_ACCOUNT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7.197cm" svg:y="2cm">
          <text:p text:style-name="P8"><text:span text:style-name="T7">OFA_T_DOSSIER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7.195cm" svg:y1="2.692cm" svg:x2="25.719cm" svg:y2="2.692cm">
          <text:p/>
        </draw:line>
        <draw:custom-shape draw:style-name="gr16" draw:text-style-name="P5" draw:layer="layout" svg:width="9.416cm" svg:height="5.611cm" svg:x="5.176cm" svg:y="10.36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.15cm" svg:height="4.5cm" svg:x="5.297cm" svg:y="11.001cm">
          <text:p text:style-name="P15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15"><text:span text:style-name="T6"><text:tab/></text:span><text:span text:style-name="T6">ACC_LABEL</text:span><text:span text:style-name="T6"><text:tab/></text:span><text:span text:style-name="T6">VX(256)</text:span></text:p>
          <text:p text:style-name="P15"><text:span text:style-name="T6"><text:tab/></text:span><text:span text:style-name="T6">ACC_CURRENCY</text:span><text:span text:style-name="T6"><text:tab/></text:span><text:span text:style-name="T6">X(3)</text:span></text:p>
          <text:p text:style-name="P15"><text:span text:style-name="T6"><text:tab/></text:span><text:span text:style-name="T6">ACC_NOTES</text:span><text:span text:style-name="T6"><text:tab/></text:span><text:span text:style-name="T6">VX(4096)</text:span></text:p>
          <text:p text:style-name="P15"><text:span text:style-name="T6"><text:tab/></text:span><text:span text:style-name="T6">ACC_ROOT</text:span><text:span text:style-name="T6"><text:tab/></text:span><text:span text:style-name="T6">X(1)</text:span></text:p>
          <text:p text:style-name="P15"><text:span text:style-name="T6"><text:tab/></text:span><text:span text:style-name="T6">ACC_SETTLEABLE</text:span><text:span text:style-name="T6"><text:tab/></text:span><text:span text:style-name="T6">X(1)</text:span></text:p>
          <text:p text:style-name="P15"><text:span text:style-name="T6"><text:tab/></text:span><text:span text:style-name="T6">ACC_KEEP_UNSETTLED</text:span><text:span text:style-name="T6"><text:tab/></text:span><text:span text:style-name="T6">X(1)</text:span></text:p>
          <text:p text:style-name="P15"><text:span text:style-name="T6"><text:tab/></text:span><text:span text:style-name="T6">ACC_RECONCILIABLE</text:span><text:span text:style-name="T6"><text:tab/></text:span><text:span text:style-name="T6">X(1)</text:span></text:p>
          <text:p text:style-name="P15"><text:span text:style-name="T6"><text:tab/></text:span><text:span text:style-name="T6">ACC_KEEP_UNRECONCILATED</text:span><text:span text:style-name="T6"><text:tab/></text:span><text:span text:style-name="T6">X(1)</text:span></text:p>
          <text:p text:style-name="P15"><text:span text:style-name="T6"><text:tab/></text:span><text:span text:style-name="T6">ACC_FORWARD</text:span><text:span text:style-name="T6"><text:tab/></text:span><text:span text:style-name="T6">X(1)</text:span></text:p>
          <text:p text:style-name="P15"><text:span text:style-name="T6"><text:tab/></text:span><text:span text:style-name="T6">ACC_UPD_USER</text:span><text:span text:style-name="T6"><text:tab/></text:span><text:span text:style-name="T6">VX(64)</text:span></text:p>
          <text:p text:style-name="P15"><text:span text:style-name="T6"><text:tab/></text:span><text:span text:style-name="T6">ACC_UPD_STAMP</text:span><text:span text:style-name="T6"><text:tab/></text:span><text:span text:style-name="T6">TIMESTAMP</text:span></text:p>
          <text:p text:style-name="P15"><text:span text:style-name="T6"><text:tab/></text:span><text:span text:style-name="T6">ACC_VAL_DEBIT</text:span><text:span text:style-name="T6"><text:tab/></text:span><text:span text:style-name="T6">DECIMAL(20,5)</text:span></text:p>
          <text:p text:style-name="P15"><text:span text:style-name="T6"><text:tab/></text:span><text:span text:style-name="T6">ACC_VAL_CREDIT</text:span><text:span text:style-name="T6"><text:tab/></text:span><text:span text:style-name="T6">DECIMAL(20,5)</text:span></text:p>
          <text:p text:style-name="P15"><text:span text:style-name="T6"><text:tab/></text:span><text:span text:style-name="T6">ACC_ROUGH_DEBIT</text:span><text:span text:style-name="T6"><text:tab/></text:span><text:span text:style-name="T6">DECIMAL(20,5)</text:span></text:p>
          <text:p text:style-name="P15"><text:span text:style-name="T6"><text:tab/></text:span><text:span text:style-name="T6">ACC_ROUGH_CREDIT</text:span><text:span text:style-name="T6"><text:tab/></text:span><text:span text:style-name="T6">DECIMAL(20,5)</text:span></text:p>
          <text:p text:style-name="P15"><text:span text:style-name="T6"><text:tab/></text:span><text:span text:style-name="T6">ACC_FUT_DEBIT</text:span><text:span text:style-name="T6"><text:tab/></text:span><text:span text:style-name="T6">DECIMAL(20,5)</text:span></text:p>
          <text:p text:style-name="P15"><text:span text:style-name="T6"><text:tab/></text:span><text:span text:style-name="T6">ACC_FUT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15cm" svg:height="0.5cm" svg:x="5.297cm" svg:y="10.5cm">
          <text:p text:style-name="P8"><text:span text:style-name="T7">OFA_T_ACCOUNTS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9.939cm" svg:height="4.633cm" svg:x="5.105cm" svg:y="1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.501cm">
          <text:p text:style-name="P6"><text:span text:style-name="T6"># BAT_ID</text:span><text:span text:style-name="T6"><text:tab/></text:span><text:span text:style-name="T6">BIGINT</text:span></text:p>
          <text:p text:style-name="P6"><text:span text:style-name="T6"><text:tab/></text:span><text:span text:style-name="T6">BAT_URI</text:span><text:span text:style-name="T6"><text:tab/></text:span><text:span text:style-name="T6">VX(4096)</text:span></text:p>
          <text:p text:style-name="P6"><text:span text:style-name="T6"><text:tab/></text:span><text:span text:style-name="T6">BAT_FORMAT</text:span><text:span text:style-name="T6"><text:tab/></text:span><text:span text:style-name="T6">VX(128)</text:span></text:p>
          <text:p text:style-name="P6"><text:span text:style-name="T6"><text:tab/></text:span><text:span text:style-name="T6">BAT_BEGIN</text:span><text:span text:style-name="T6"><text:tab/></text:span><text:span text:style-name="T6">DATE</text:span></text:p>
          <text:p text:style-name="P6"><text:span text:style-name="T6"><text:tab/></text:span><text:span text:style-name="T6">BAT_END</text:span><text:span text:style-name="T6"><text:tab/></text:span><text:span text:style-name="T6">DATE</text:span></text:p>
          <text:p text:style-name="P6"><text:span text:style-name="T6"><text:tab/></text:span><text:span text:style-name="T6">BAT_RIB</text:span><text:span text:style-name="T6"><text:tab/></text:span><text:span text:style-name="T6">VX(128)</text:span></text:p>
          <text:p text:style-name="P6"><text:span text:style-name="T6"><text:tab/></text:span><text:span text:style-name="T6">BAT_CURRENCY</text:span><text:span text:style-name="T6"><text:tab/></text:span><text:span text:style-name="T6">X(3)</text:span></text:p>
          <text:p text:style-name="P6"><text:span text:style-name="T6"><text:tab/></text:span><text:span text:style-name="T6">BAT_SOLDE</text:span><text:span text:style-name="T6"><text:tab/></text:span><text:span text:style-name="T6">DECIMAL(20,5)</text:span></text:p>
          <text:p text:style-name="P6"><text:span text:style-name="T6"><text:tab/></text:span><text:span text:style-name="T6">BAT_ACCOUNT</text:span><text:span text:style-name="T6"><text:tab/></text:span><text:span text:style-name="T6">VX(64)</text:span></text:p>
          <text:p text:style-name="P6"><text:span text:style-name="T6"><text:tab/></text:span><text:span text:style-name="T6">BAT_NOTES</text:span><text:span text:style-name="T6"><text:tab/></text:span><text:span text:style-name="T6">VX(4096)</text:span></text:p>
          <text:p text:style-name="P6"><text:span text:style-name="T6"><text:tab/></text:span><text:span text:style-name="T6">BAT_UPD_USER</text:span><text:span text:style-name="T6"><text:tab/></text:span><text:span text:style-name="T6">VX(64)</text:span></text:p>
          <text:p text:style-name="P6"><text:span text:style-name="T6"><text:tab/></text:span><text:span text:style-name="T6">BAT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cm">
          <text:p text:style-name="P8"><text:span text:style-name="T7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2.05cm" svg:x="10.797cm" svg:y="2.501cm">
          <text:p text:style-name="P6"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LINE_ID</text:span><text:span text:style-name="T6"><text:tab/></text:span><text:span text:style-name="T6">BIGINT</text:span></text:p>
          <text:p text:style-name="P6"><text:span text:style-name="T6"><text:tab/></text:span><text:span text:style-name="T6">BAT_LINE_DEFFECT</text:span><text:span text:style-name="T6"><text:tab/></text:span><text:span text:style-name="T6">DATE</text:span></text:p>
          <text:p text:style-name="P6"><text:span text:style-name="T6"><text:tab/></text:span><text:span text:style-name="T6">BAT_LINE_DOPE</text:span><text:span text:style-name="T6"><text:tab/></text:span><text:span text:style-name="T6">DATE</text:span></text:p>
          <text:p text:style-name="P6"><text:span text:style-name="T6"><text:tab/></text:span><text:span text:style-name="T6">BAT_LINE_REF</text:span><text:span text:style-name="T6"><text:tab/></text:span><text:span text:style-name="T6">VX(256)</text:span></text:p>
          <text:p text:style-name="P6"><text:span text:style-name="T6"><text:tab/></text:span><text:span text:style-name="T6">BAT_LINE_LABEL</text:span><text:span text:style-name="T6"><text:tab/></text:span><text:span text:style-name="T6">VX(256)</text:span></text:p>
          <text:p text:style-name="P6"><text:span text:style-name="T6"><text:tab/></text:span><text:span text:style-name="T6">BAT_LINE_CURRENCY</text:span><text:span text:style-name="T6"><text:tab/></text:span><text:span text:style-name="T6">X(3)</text:span></text:p>
          <text:p text:style-name="P6"><text:span text:style-name="T6"><text:tab/></text:span><text:span text:style-name="T6">BAT_LINE_AMOUNT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cm">
          <text:p text:style-name="P8"><text:span text:style-name="T7">OFA_T_BAT_LINE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788cm" svg:y1="2.717cm" svg:x2="9.268cm" svg:y2="2.717cm">
          <text:p/>
        </draw:line>
        <draw:custom-shape draw:style-name="gr20" draw:text-style-name="P5" draw:layer="layout" svg:width="4.342cm" svg:height="4.358cm" svg:x="5.118cm" svg:y="17.5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5.297cm" svg:y="18.201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<text:tab/></text:span><text:span text:style-name="T6">CLA_LABEL</text:span><text:span text:style-name="T6"><text:tab/></text:span><text:span text:style-name="T6">VX(256)</text:span></text:p>
          <text:p text:style-name="P6"><text:span text:style-name="T6"><text:tab/></text:span><text:span text:style-name="T6">CLA_NOTES</text:span><text:span text:style-name="T6"><text:tab/></text:span><text:span text:style-name="T6">VX(4096)</text:span></text:p>
          <text:p text:style-name="P6"><text:span text:style-name="T6"><text:tab/></text:span><text:span text:style-name="T6">CLA_UPD_USER</text:span><text:span text:style-name="T6"><text:tab/></text:span><text:span text:style-name="T6">VX(64)</text:span></text:p>
          <text:p text:style-name="P6"><text:span text:style-name="T6"><text:tab/></text:span><text:span text:style-name="T6">CLA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17.7cm">
          <text:p text:style-name="P8"><text:span text:style-name="T7">OFA_T_CLASS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7.076cm">
          <text:p text:style-name="P6"><text:span text:style-name="T6">#</text:span><text:span text:style-name="T6"><text:tab/></text:span><text:span text:style-name="T6">ROL_USER</text:span><text:span text:style-name="T6"><text:tab/></text:span><text:span text:style-name="T6">VX(64)</text:span></text:p>
          <text:p text:style-name="P6"><text:span text:style-name="T6"><text:tab/></text:span><text:span text:style-name="T6">ROL_IS_ADMIN</text:span><text:span text:style-name="T6"><text:tab/></text:span><text:span text:style-name="T6">INTE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6.575cm">
          <text:p text:style-name="P8"><text:span text:style-name="T7">OFA_T_RO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3.882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3.381cm">
          <text:p text:style-name="P8"><text:span text:style-name="T7">OFA_T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20.299cm">
          <text:p text:style-name="P6"><text:span text:style-name="T6">#</text:span><text:span text:style-name="T6"><text:tab/></text:span><text:span text:style-name="T6">AUD_ID</text:span><text:span text:style-name="T6"><text:tab/></text:span><text:span text:style-name="T6">BIGINT</text:span></text:p>
          <text:p text:style-name="P6"><text:span text:style-name="T6"><text:tab/></text:span><text:span text:style-name="T6">AUD_STAMP</text:span><text:span text:style-name="T6"><text:tab/></text:span><text:span text:style-name="T6">TIMESTAMP</text:span></text:p>
          <text:p text:style-name="P6"><text:span text:style-name="T6"><text:tab/></text:span><text:span text:style-name="T6">AUD_QUERY</text:span><text:span text:style-name="T6"><text:tab/></text:span><text:span text:style-name="T6">VX(65520)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9.798cm">
          <text:p text:style-name="P8"><text:span text:style-name="T7">OFA_T_AUDIT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492cm" svg:y1="4.013cm" svg:x2="5.291cm" svg:y2="4.013cm">
          <text:p/>
        </draw:line>
        <draw:line draw:style-name="gr23" draw:text-style-name="P12" draw:layer="layout" svg:x1="4.491cm" svg:y1="9.097cm" svg:x2="4.491cm" svg:y2="4.023cm">
          <text:p/>
        </draw:line>
        <draw:line draw:style-name="gr23" draw:text-style-name="P12" draw:layer="layout" svg:x1="4.49cm" svg:y1="9.101cm" svg:x2="21.008cm" svg:y2="9.101cm">
          <text:p/>
        </draw:line>
        <draw:line draw:style-name="gr23" draw:text-style-name="P12" draw:layer="layout" svg:x1="9.763cm" svg:y1="4.006cm" svg:x2="10.795cm" svg:y2="4.006cm">
          <text:p/>
        </draw:line>
        <draw:line draw:style-name="gr23" draw:text-style-name="P12" draw:layer="layout" svg:x1="9.753cm" svg:y1="9.008cm" svg:x2="9.753cm" svg:y2="3.995cm">
          <text:p/>
        </draw:line>
        <draw:line draw:style-name="gr23" draw:text-style-name="P12" draw:layer="layout" svg:x1="9.747cm" svg:y1="9.001cm" svg:x2="21.104cm" svg:y2="9.002cm">
          <text:p/>
        </draw:line>
        <draw:line draw:style-name="gr23" draw:text-style-name="P12" draw:layer="layout" svg:x1="25.694cm" svg:y1="2.898cm" svg:x2="26.607cm" svg:y2="2.898cm">
          <text:p/>
        </draw:line>
        <draw:line draw:style-name="gr23" draw:text-style-name="P12" draw:layer="layout" svg:x1="26.695cm" svg:y1="2.899cm" svg:x2="27.18cm" svg:y2="2.899cm">
          <text:p/>
        </draw:line>
        <draw:line draw:style-name="gr23" draw:text-style-name="P12" draw:layer="layout" svg:x1="26.605cm" svg:y1="9.034cm" svg:x2="26.599cm" svg:y2="2.9cm">
          <text:p/>
        </draw:line>
        <draw:line draw:style-name="gr23" draw:text-style-name="P12" draw:layer="layout" svg:x1="26.699cm" svg:y1="9.112cm" svg:x2="26.695cm" svg:y2="2.887cm">
          <text:p/>
        </draw:line>
        <draw:line draw:style-name="gr24" draw:text-style-name="P12" draw:layer="layout" svg:x1="4.501cm" svg:y1="11.653cm" svg:x2="5.295cm" svg:y2="11.653cm">
          <text:p/>
        </draw:line>
        <draw:line draw:style-name="gr23" draw:text-style-name="P12" draw:layer="layout" svg:x1="4.489cm" svg:y1="11.659cm" svg:x2="4.489cm" svg:y2="9.193cm">
          <text:p/>
        </draw:line>
        <draw:line draw:style-name="gr23" draw:text-style-name="P12" draw:layer="layout" svg:x1="4.497cm" svg:y1="9.2cm" svg:x2="20.897cm" svg:y2="9.2cm">
          <text:p/>
        </draw:line>
        <draw:line draw:style-name="gr23" draw:text-style-name="P12" draw:layer="layout" svg:x1="15.47cm" svg:y1="12.471cm" svg:x2="16.305cm" svg:y2="12.471cm">
          <text:p/>
        </draw:line>
        <draw:line draw:style-name="gr23" draw:text-style-name="P12" draw:layer="layout" svg:x1="15.468cm" svg:y1="12.476cm" svg:x2="15.468cm" svg:y2="9.304cm">
          <text:p/>
        </draw:line>
        <draw:line draw:style-name="gr23" draw:text-style-name="P12" draw:layer="layout" svg:x1="15.467cm" svg:y1="9.305cm" svg:x2="20.793cm" svg:y2="9.305cm">
          <text:p/>
        </draw:line>
        <draw:line draw:style-name="gr23" draw:text-style-name="P12" draw:layer="layout" svg:x1="21.102cm" svg:y1="11.105cm" svg:x2="21.102cm" svg:y2="9.001cm">
          <text:p/>
        </draw:line>
        <draw:line draw:style-name="gr23" draw:text-style-name="P12" draw:layer="layout" svg:x1="21cm" svg:y1="11.209cm" svg:x2="21cm" svg:y2="9.104cm">
          <text:p/>
        </draw:line>
        <draw:line draw:style-name="gr23" draw:text-style-name="P12" draw:layer="layout" svg:x1="20.895cm" svg:y1="11.201cm" svg:x2="20.895cm" svg:y2="9.2cm">
          <text:p/>
        </draw:line>
        <draw:line draw:style-name="gr23" draw:text-style-name="P12" draw:layer="layout" svg:x1="20.795cm" svg:y1="11.201cm" svg:x2="20.795cm" svg:y2="9.311cm">
          <text:p/>
        </draw:line>
        <draw:line draw:style-name="gr25" draw:text-style-name="P12" draw:layer="layout" svg:x1="21.097cm" svg:y1="11.102cm" svg:x2="21.811cm" svg:y2="11.102cm">
          <text:p/>
        </draw:line>
        <draw:line draw:style-name="gr26" draw:text-style-name="P12" draw:layer="layout" svg:x1="20.801cm" svg:y1="11.201cm" svg:x2="21.807cm" svg:y2="11.201cm">
          <text:p/>
        </draw:line>
        <draw:line draw:style-name="gr23" draw:text-style-name="P12" draw:layer="layout" svg:x1="21.096cm" svg:y1="18.64cm" svg:x2="21.803cm" svg:y2="18.64cm">
          <text:p/>
        </draw:line>
        <draw:line draw:style-name="gr23" draw:text-style-name="P12" draw:layer="layout" svg:x1="21.082cm" svg:y1="18.666cm" svg:x2="21.082cm" svg:y2="11.305cm">
          <text:p/>
        </draw:line>
        <draw:line draw:style-name="gr27" draw:text-style-name="P12" draw:layer="layout" svg:x1="21.077cm" svg:y1="11.302cm" svg:x2="21.805cm" svg:y2="11.302cm">
          <text:p/>
        </draw:line>
        <draw:line draw:style-name="gr23" draw:text-style-name="P12" draw:layer="layout" svg:x1="4.695cm" svg:y1="11.338cm" svg:x2="5.307cm" svg:y2="11.34cm">
          <text:p/>
        </draw:line>
        <draw:line draw:style-name="gr23" draw:text-style-name="P12" draw:layer="layout" svg:x1="4.708cm" svg:y1="18.425cm" svg:x2="4.708cm" svg:y2="11.339cm">
          <text:p/>
        </draw:line>
        <draw:line draw:style-name="gr27" draw:text-style-name="P12" draw:layer="layout" svg:x1="4.718cm" svg:y1="18.419cm" svg:x2="5.314cm" svg:y2="18.419cm">
          <text:p/>
        </draw:line>
        <draw:line draw:style-name="gr23" draw:text-style-name="P12" draw:layer="layout" svg:x1="21.092cm" svg:y1="4.009cm" svg:x2="21.712cm" svg:y2="4.009cm">
          <text:p/>
        </draw:line>
        <draw:line draw:style-name="gr23" draw:text-style-name="P12" draw:layer="layout" svg:x1="21.196cm" svg:y1="5.243cm" svg:x2="21.711cm" svg:y2="5.243cm">
          <text:p/>
        </draw:line>
        <draw:line draw:style-name="gr27" draw:text-style-name="P12" draw:layer="layout" svg:x1="15.654cm" svg:y1="11.422cm" svg:x2="16.288cm" svg:y2="11.422cm">
          <text:p/>
        </draw:line>
        <draw:line draw:style-name="gr28" draw:text-style-name="P12" draw:layer="layout" svg:x1="15.882cm" svg:y1="23.721cm" svg:x2="14.788cm" svg:y2="23.718cm">
          <text:p/>
        </draw:line>
        <draw:line draw:style-name="gr23" draw:text-style-name="P12" draw:layer="layout" svg:x1="26.902cm" svg:y1="8.615cm" svg:x2="26.902cm" svg:y2="3.146cm">
          <text:p/>
        </draw:line>
        <draw:line draw:style-name="gr23" draw:text-style-name="P12" draw:layer="layout" svg:x1="26.9cm" svg:y1="3.146cm" svg:x2="27.19cm" svg:y2="3.146cm">
          <text:p/>
        </draw:line>
        <draw:line draw:style-name="gr23" draw:text-style-name="P12" draw:layer="layout" svg:x1="4.721cm" svg:y1="8.607cm" svg:x2="26.919cm" svg:y2="8.607cm">
          <text:p/>
        </draw:line>
        <draw:line draw:style-name="gr23" draw:text-style-name="P12" draw:layer="layout" svg:x1="4.713cm" svg:y1="11.152cm" svg:x2="4.713cm" svg:y2="8.598cm">
          <text:p/>
        </draw:line>
        <draw:line draw:style-name="gr28" draw:text-style-name="P12" draw:layer="layout" svg:x1="4.704cm" svg:y1="11.158cm" svg:x2="5.314cm" svg:y2="11.158cm">
          <text:p/>
        </draw:line>
        <draw:line draw:style-name="gr23" draw:text-style-name="P12" draw:layer="layout" svg:x1="14.872cm" svg:y1="12.277cm" svg:x2="16.306cm" svg:y2="12.277cm">
          <text:p/>
        </draw:line>
        <draw:line draw:style-name="gr23" draw:text-style-name="P12" draw:layer="layout" svg:x1="14.873cm" svg:y1="12.276cm" svg:x2="14.873cm" svg:y2="8.699cm">
          <text:p/>
        </draw:line>
        <draw:line draw:style-name="gr23" draw:text-style-name="P12" draw:layer="layout" svg:x1="4.806cm" svg:y1="8.704cm" svg:x2="14.88cm" svg:y2="8.703cm">
          <text:p/>
        </draw:line>
        <draw:line draw:style-name="gr23" draw:text-style-name="P12" draw:layer="layout" svg:x1="4.809cm" svg:y1="11.161cm" svg:x2="4.809cm" svg:y2="8.681cm">
          <text:p/>
        </draw:line>
        <draw:line draw:style-name="gr23" draw:text-style-name="P12" draw:layer="layout" svg:x1="15.899cm" svg:y1="13.341cm" svg:x2="16.297cm" svg:y2="13.341cm">
          <text:p/>
        </draw:line>
        <draw:line draw:style-name="gr23" draw:text-style-name="P12" draw:layer="layout" svg:x1="15.884cm" svg:y1="23.721cm" svg:x2="15.883cm" svg:y2="13.33cm">
          <text:p/>
        </draw:line>
        <draw:line draw:style-name="gr23" draw:text-style-name="P12" draw:layer="layout" svg:x1="15.371cm" svg:y1="13.134cm" svg:x2="16.297cm" svg:y2="13.141cm">
          <text:p/>
        </draw:line>
        <draw:line draw:style-name="gr23" draw:text-style-name="P12" draw:layer="layout" svg:x1="15.397cm" svg:y1="18.428cm" svg:x2="15.375cm" svg:y2="13.121cm">
          <text:p/>
        </draw:line>
        <draw:line draw:style-name="gr29" draw:text-style-name="P12" draw:layer="layout" svg:x1="15.356cm" svg:y1="18.426cm" svg:x2="16.317cm" svg:y2="18.426cm">
          <text:p/>
        </draw:line>
        <draw:line draw:style-name="gr23" draw:text-style-name="P12" draw:layer="layout" svg:x1="10.28cm" svg:y1="24.156cm" svg:x2="10.802cm" svg:y2="24.156cm">
          <text:p/>
        </draw:line>
        <draw:line draw:style-name="gr23" draw:text-style-name="P12" draw:layer="layout" svg:x1="10.292cm" svg:y1="24.169cm" svg:x2="10.292cm" svg:y2="18.444cm">
          <text:p/>
        </draw:line>
        <draw:line draw:style-name="gr30" draw:text-style-name="P12" draw:layer="layout" svg:x1="10.288cm" svg:y1="18.44cm" svg:x2="15.403cm" svg:y2="18.444cm">
          <text:p/>
        </draw:line>
        <draw:line draw:style-name="gr23" draw:text-style-name="P12" draw:layer="layout" svg:x1="4.203cm" svg:y1="24.336cm" svg:x2="5.303cm" svg:y2="24.336cm">
          <text:p/>
        </draw:line>
        <draw:line draw:style-name="gr23" draw:text-style-name="P12" draw:layer="layout" svg:x1="4.202cm" svg:y1="24.35cm" svg:x2="4.202cm" svg:y2="11.246cm">
          <text:p/>
        </draw:line>
        <draw:line draw:style-name="gr27" draw:text-style-name="P12" draw:layer="layout" svg:x1="4.203cm" svg:y1="11.255cm" svg:x2="5.314cm" svg:y2="11.255cm">
          <text:p/>
        </draw:line>
        <draw:line draw:style-name="gr31" draw:text-style-name="P12" draw:layer="layout" svg:x1="4.203cm" svg:y1="24.842cm" svg:x2="5.303cm" svg:y2="24.842cm">
          <text:p/>
        </draw:line>
        <draw:line draw:style-name="gr31" draw:text-style-name="P12" draw:layer="layout" svg:x1="4.305cm" svg:y1="25.256cm" svg:x2="5.295cm" svg:y2="25.256cm">
          <text:p/>
        </draw:line>
        <draw:line draw:style-name="gr31" draw:text-style-name="P12" draw:layer="layout" svg:x1="4.209cm" svg:y1="28.033cm" svg:x2="4.209cm" svg:y2="24.839cm">
          <text:p/>
        </draw:line>
        <draw:line draw:style-name="gr31" draw:text-style-name="P12" draw:layer="layout" svg:x1="4.306cm" svg:y1="27.922cm" svg:x2="4.306cm" svg:y2="25.257cm">
          <text:p/>
        </draw:line>
        <draw:line draw:style-name="gr31" draw:text-style-name="P12" draw:layer="layout" svg:x1="4.403cm" svg:y1="27.82cm" svg:x2="4.403cm" svg:y2="25.69cm">
          <text:p/>
        </draw:line>
        <draw:line draw:style-name="gr31" draw:text-style-name="P12" draw:layer="layout" svg:x1="4.407cm" svg:y1="25.691cm" svg:x2="5.295cm" svg:y2="25.691cm">
          <text:p/>
        </draw:line>
        <draw:line draw:style-name="gr31" draw:text-style-name="P12" draw:layer="layout" svg:x1="4.407cm" svg:y1="27.811cm" svg:x2="15.703cm" svg:y2="27.811cm">
          <text:p/>
        </draw:line>
        <draw:line draw:style-name="gr31" draw:text-style-name="P12" draw:layer="layout" svg:x1="4.306cm" svg:y1="27.907cm" svg:x2="15.805cm" svg:y2="27.907cm">
          <text:p/>
        </draw:line>
        <draw:line draw:style-name="gr31" draw:text-style-name="P12" draw:layer="layout" svg:x1="4.203cm" svg:y1="28.013cm" svg:x2="15.906cm" svg:y2="28.007cm">
          <text:p/>
        </draw:line>
        <draw:line draw:style-name="gr31" draw:text-style-name="P12" draw:layer="layout" svg:x1="15.707cm" svg:y1="27.812cm" svg:x2="15.707cm" svg:y2="23.984cm">
          <text:p/>
        </draw:line>
        <draw:line draw:style-name="gr31" draw:text-style-name="P12" draw:layer="layout" svg:x1="15.805cm" svg:y1="27.906cm" svg:x2="15.805cm" svg:y2="23.984cm">
          <text:p/>
        </draw:line>
        <draw:line draw:style-name="gr31" draw:text-style-name="P12" draw:layer="layout" svg:x1="15.893cm" svg:y1="28.007cm" svg:x2="15.893cm" svg:y2="23.916cm">
          <text:p/>
        </draw:line>
        <draw:line draw:style-name="gr32" draw:text-style-name="P12" draw:layer="layout" svg:x1="15.703cm" svg:y1="24.009cm" svg:x2="16.313cm" svg:y2="23.712cm">
          <text:p/>
        </draw:line>
        <draw:line draw:style-name="gr23" draw:text-style-name="P12" draw:layer="layout" svg:x1="20.688cm" svg:y1="4.209cm" svg:x2="21.698cm" svg:y2="4.209cm">
          <text:p/>
        </draw:line>
        <draw:custom-shape draw:style-name="gr13" draw:text-style-name="P7" draw:layer="layout" svg:width="4cm" svg:height="1.5cm" svg:x="16.097cm" svg:y="2.502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<text:tab/></text:span><text:span text:style-name="T6">REC_DVAL</text:span><text:span text:style-name="T6"><text:tab/></text:span><text:span text:style-name="T6">DATE</text:span></text:p>
          <text:p text:style-name="P6"><text:span text:style-name="T6"><text:tab/></text:span><text:span text:style-name="T6">REC_USER</text:span><text:span text:style-name="T6"><text:tab/></text:span><text:span text:style-name="T6">VX(64)</text:span></text:p>
          <text:p text:style-name="P6"><text:span text:style-name="T6"><text:tab/></text:span><text:span text:style-name="T6">REC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2.001cm">
          <text:p text:style-name="P8"><text:span text:style-name="T7">OFA_T_CONCIL</text:span></text:p>
          <draw:enhanced-geometry svg:viewBox="0 0 21600 21600" draw:type="rectangle" draw:enhanced-path="M 0 0 L 21600 0 21600 21600 0 21600 0 0 Z N"/>
        </draw:custom-shape>
        <draw:line draw:style-name="gr33" draw:text-style-name="P12" draw:layer="layout" svg:x1="14.805cm" svg:y1="2.899cm" svg:x2="15.67cm" svg:y2="2.899cm">
          <text:p/>
        </draw:line>
        <draw:line draw:style-name="gr34" draw:text-style-name="P12" draw:layer="layout" svg:x1="15.647cm" svg:y1="5.791cm" svg:x2="16.088cm" svg:y2="5.791cm">
          <text:p/>
        </draw:line>
        <draw:line draw:style-name="gr34" draw:text-style-name="P12" draw:layer="layout" svg:x1="15.656cm" svg:y1="11.437cm" svg:x2="15.67cm" svg:y2="5.813cm">
          <text:p/>
        </draw:line>
        <draw:line draw:style-name="gr23" draw:text-style-name="P12" draw:layer="layout" svg:x1="21.202cm" svg:y1="11.105cm" svg:x2="21.202cm" svg:y2="9.001cm">
          <text:p/>
        </draw:line>
        <draw:line draw:style-name="gr23" draw:text-style-name="P12" draw:layer="layout" svg:x1="21.302cm" svg:y1="11.105cm" svg:x2="21.31cm" svg:y2="9.096cm">
          <text:p/>
        </draw:line>
        <draw:line draw:style-name="gr23" draw:text-style-name="P12" draw:layer="layout" svg:x1="21.181cm" svg:y1="9.003cm" svg:x2="26.605cm" svg:y2="9.003cm">
          <text:p/>
        </draw:line>
        <draw:line draw:style-name="gr23" draw:text-style-name="P12" draw:layer="layout" svg:x1="21.281cm" svg:y1="9.103cm" svg:x2="26.705cm" svg:y2="9.103cm">
          <text:p/>
        </draw:line>
        <draw:line draw:style-name="gr23" draw:text-style-name="P12" draw:layer="layout" svg:x1="15.281cm" svg:y1="18.425cm" svg:x2="15.281cm" svg:y2="8.405cm">
          <text:p/>
        </draw:line>
        <draw:line draw:style-name="gr23" draw:text-style-name="P12" draw:layer="layout" svg:x1="20.713cm" svg:y1="8.421cm" svg:x2="20.706cm" svg:y2="4.2cm">
          <text:p/>
        </draw:line>
        <draw:line draw:style-name="gr23" draw:text-style-name="P12" draw:layer="layout" svg:x1="15.277cm" svg:y1="8.42cm" svg:x2="20.73cm" svg:y2="8.413cm">
          <text:p/>
        </draw:line>
        <draw:line draw:style-name="gr23" draw:text-style-name="P12" draw:layer="layout" svg:x1="10.077cm" svg:y1="8.232cm" svg:x2="21.216cm" svg:y2="8.239cm">
          <text:p/>
        </draw:line>
        <draw:line draw:style-name="gr23" draw:text-style-name="P12" draw:layer="layout" svg:x1="9.999cm" svg:y1="8.133cm" svg:x2="21.121cm" svg:y2="8.134cm">
          <text:p/>
        </draw:line>
        <draw:line draw:style-name="gr23" draw:text-style-name="P12" draw:layer="layout" svg:x1="21.2cm" svg:y1="8.248cm" svg:x2="21.202cm" svg:y2="5.251cm">
          <text:p/>
        </draw:line>
        <draw:line draw:style-name="gr23" draw:text-style-name="P12" draw:layer="layout" svg:x1="21.114cm" svg:y1="8.138cm" svg:x2="21.114cm" svg:y2="4.001cm">
          <text:p/>
        </draw:line>
        <draw:line draw:style-name="gr23" draw:text-style-name="P12" draw:layer="layout" svg:x1="10.109cm" svg:y1="23.612cm" svg:x2="10.077cm" svg:y2="8.248cm">
          <text:p/>
        </draw:line>
        <draw:line draw:style-name="gr23" draw:text-style-name="P12" draw:layer="layout" svg:x1="9.983cm" svg:y1="23.596cm" svg:x2="9.983cm" svg:y2="8.107cm">
          <text:p/>
        </draw:line>
        <draw:line draw:style-name="gr35" draw:text-style-name="P12" draw:layer="layout" svg:x1="9.983cm" svg:y1="23.615cm" svg:x2="10.814cm" svg:y2="23.615cm">
          <text:p/>
        </draw:line>
        <draw:custom-shape draw:style-name="gr13" draw:text-style-name="P7" draw:layer="layout" svg:width="4cm" svg:height="1.5cm" svg:x="16.097cm" svg:y="5.103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IDS_TYPE</text:span><text:span text:style-name="T6"><text:tab/></text:span><text:span text:style-name="T6">X(1)</text:span><text:span text:style-name="T6"><text:tab/></text:span></text:p>
          <text:p text:style-name="P6"><text:span text:style-name="T6">#</text:span><text:span text:style-name="T6"><text:tab/></text:span><text:span text:style-name="T6">REC_IDS_OTH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4.602cm">
          <text:p text:style-name="P8"><text:span text:style-name="T7">OFA_T_CONCIL_IDS</text:span></text:p>
          <draw:enhanced-geometry svg:viewBox="0 0 21600 21600" draw:type="rectangle" draw:enhanced-path="M 0 0 L 21600 0 21600 21600 0 21600 0 0 Z N"/>
        </draw:custom-shape>
        <draw:line draw:style-name="gr34" draw:text-style-name="P12" draw:layer="layout" svg:x1="15.648cm" svg:y1="5.691cm" svg:x2="16.089cm" svg:y2="5.691cm">
          <text:p/>
        </draw:line>
        <draw:line draw:style-name="gr34" draw:text-style-name="P12" draw:layer="layout" svg:x1="15.654cm" svg:y1="5.719cm" svg:x2="15.67cm" svg:y2="2.907cm">
          <text:p/>
        </draw:line>
        <draw:line draw:style-name="gr9" draw:text-style-name="P12" draw:layer="layout" svg:x1="20.352cm" svg:y1="2.716cm" svg:x2="20.044cm" svg:y2="2.716cm">
          <text:p/>
        </draw:line>
        <draw:line draw:style-name="gr36" draw:text-style-name="P12" draw:layer="layout" svg:x1="20.098cm" svg:y1="5.293cm" svg:x2="20.367cm" svg:y2="5.293cm">
          <text:p/>
        </draw:line>
        <draw:line draw:style-name="gr36" draw:text-style-name="P12" draw:layer="layout" svg:x1="20.353cm" svg:y1="5.297cm" svg:x2="20.367cm" svg:y2="2.687cm">
          <text:p/>
        </draw:line>
        <draw:line draw:style-name="gr23" draw:text-style-name="P12" draw:layer="layout" svg:x1="4.887cm" svg:y1="4.409cm" svg:x2="5.286cm" svg:y2="4.409cm">
          <text:p/>
        </draw:line>
        <draw:line draw:style-name="gr23" draw:text-style-name="P12" draw:layer="layout" svg:x1="4.893cm" svg:y1="11.165cm" svg:x2="4.893cm" svg:y2="4.406cm">
          <text:p/>
        </draw:line>
        <draw:custom-shape draw:style-name="gr37" draw:text-style-name="P7" draw:layer="layout" svg:width="4cm" svg:height="1.999cm" svg:x="10.397cm" svg:y="11.001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ARC_DATE</text:span><text:span text:style-name="T6"><text:tab/></text:span><text:span text:style-name="T6">DATE</text:span></text:p>
          <text:p text:style-name="P6"><text:span text:style-name="T6"><text:tab/></text:span><text:span text:style-name="T6">ACC_ARC_DEBIT</text:span><text:span text:style-name="T6"><text:tab/></text:span><text:span text:style-name="T6">DECIMAL(20,5)</text:span></text:p>
          <text:p text:style-name="P6"><text:span text:style-name="T6"><text:tab/></text:span><text:span text:style-name="T6">ACC_ARC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397cm" svg:y="10.5cm">
          <text:p text:style-name="P8"><text:span text:style-name="T7">OFA_T_ACCOUNTS_AR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39cm" svg:y1="11.2cm" svg:x2="9.45cm" svg:y2="11.2cm">
          <text:p/>
        </draw:line>
        <draw:line draw:style-name="gr23" draw:text-style-name="P12" draw:layer="layout" svg:x1="15.082cm" svg:y1="27.004cm" svg:x2="15.082cm" svg:y2="23.724cm">
          <text:p/>
        </draw:line>
        <draw:frame draw:style-name="gr39" draw:text-style-name="P19" draw:layer="layout" svg:width="2.902cm" svg:height="0.801cm" svg:x="12.627cm" svg:y="26.973cm">
          <draw:text-box>
            <text:p text:style-name="P18"><text:span text:style-name="T8">REC_T_MODELS</text:span></text:p>
            <text:p text:style-name="P18"><text:span text:style-name="T8">TVA_T_FORMS_DET</text:span></text:p>
          </draw:text-box>
        </draw:frame>
        <draw:frame draw:style-name="gr40" draw:text-style-name="P19" draw:layer="layout" svg:width="2.902cm" svg:height="0.548cm" svg:x="0.999cm" svg:y="10.709cm">
          <draw:text-box>
            <text:p text:style-name="P18"><text:span text:style-name="T8">TVA_T_FORMS_DET</text:span></text:p>
          </draw:text-box>
        </draw:frame>
        <draw:line draw:style-name="gr31" draw:text-style-name="P12" draw:layer="layout" svg:x1="3.681cm" svg:y1="24.747cm" svg:x2="5.303cm" svg:y2="24.747cm">
          <text:p/>
        </draw:line>
        <draw:line draw:style-name="gr31" draw:text-style-name="P12" draw:layer="layout" svg:x1="3.613cm" svg:y1="25.158cm" svg:x2="5.295cm" svg:y2="25.158cm">
          <text:p/>
        </draw:line>
        <draw:line draw:style-name="gr31" draw:text-style-name="P12" draw:layer="layout" svg:x1="3.531cm" svg:y1="25.591cm" svg:x2="5.295cm" svg:y2="25.591cm">
          <text:p/>
        </draw:line>
        <draw:line draw:style-name="gr31" draw:text-style-name="P12" draw:layer="layout" svg:x1="3.677cm" svg:y1="24.752cm" svg:x2="3.678cm" svg:y2="11.255cm">
          <text:p/>
        </draw:line>
        <draw:line draw:style-name="gr31" draw:text-style-name="P12" draw:layer="layout" svg:x1="3.601cm" svg:y1="25.152cm" svg:x2="3.601cm" svg:y2="11.265cm">
          <text:p/>
        </draw:line>
        <draw:line draw:style-name="gr31" draw:text-style-name="P12" draw:layer="layout" svg:x1="3.523cm" svg:y1="25.594cm" svg:x2="3.524cm" svg:y2="11.245cm">
          <text:p/>
        </draw:line>
        <draw:line draw:style-name="gr32" draw:text-style-name="P12" draw:layer="layout" svg:x1="3.525cm" svg:y1="11.253cm" svg:x2="4.025cm" svg:y2="11.253cm">
          <text:p/>
        </draw:line>
        <draw:custom-shape draw:style-name="gr37" draw:text-style-name="P7" draw:layer="layout" svg:width="4cm" svg:height="1.999cm" svg:x="27.2cm" svg:y="18.201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ARC_CURRENCY</text:span><text:span text:style-name="T6"><text:tab/></text:span><text:span text:style-name="T6">X(3)</text:span></text:p>
          <text:p text:style-name="P6"><text:span text:style-name="T6"># LED_ARC_DATE</text:span><text:span text:style-name="T6"><text:tab/></text:span><text:span text:style-name="T6">DATE</text:span></text:p>
          <text:p text:style-name="P6"><text:span text:style-name="T6"><text:tab/></text:span><text:span text:style-name="T6">LED_ARC_DEBIT</text:span><text:span text:style-name="T6"><text:tab/></text:span><text:span text:style-name="T6">DECIMAL(20,5)</text:span></text:p>
          <text:p text:style-name="P6"><text:span text:style-name="T6"><text:tab/></text:span><text:span text:style-name="T6">LED_ARC_CREDIT</text:span><text:span text:style-name="T6"><text:tab/></text:span><text:span text:style-name="T6">DECIMAL(20,5)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7.7cm">
          <text:p text:style-name="P8"><text:span text:style-name="T7">OFA_T_LEDGERS_ARC</text:span></text:p>
          <draw:enhanced-geometry svg:viewBox="0 0 21600 21600" draw:type="rectangle" draw:enhanced-path="M 0 0 L 21600 0 21600 21600 0 21600 0 0 Z N"/>
        </draw:custom-shape>
        <draw:line draw:style-name="gr41" draw:text-style-name="P12" draw:layer="layout" svg:x1="26.697cm" svg:y1="18.418cm" svg:x2="27.208cm" svg:y2="18.419cm">
          <text:p/>
        </draw:line>
        <draw:line draw:style-name="gr9" draw:text-style-name="P12" draw:layer="layout" svg:x1="21.399cm" svg:y1="18.37cm" svg:x2="20.296cm" svg:y2="18.37cm">
          <text:p/>
        </draw:line>
        <draw:line draw:style-name="gr41" draw:text-style-name="P12" draw:layer="layout" svg:x1="21.4cm" svg:y1="17.089cm" svg:x2="26.694cm" svg:y2="17.089cm">
          <text:p/>
        </draw:line>
        <draw:line draw:style-name="gr41" draw:text-style-name="P12" draw:layer="layout" svg:x1="26.697cm" svg:y1="18.414cm" svg:x2="26.697cm" svg:y2="17.088cm">
          <text:p/>
        </draw:line>
        <draw:line draw:style-name="gr41" draw:text-style-name="P12" draw:layer="layout" svg:x1="21.409cm" svg:y1="18.369cm" svg:x2="21.409cm" svg:y2="17.088cm">
          <text:p/>
        </draw:line>
        <draw:line draw:style-name="gr23" draw:text-style-name="P12" draw:layer="layout" svg:x1="26.439cm" svg:y1="18.631cm" svg:x2="27.203cm" svg:y2="18.631cm">
          <text:p/>
        </draw:line>
        <draw:line draw:style-name="gr23" draw:text-style-name="P12" draw:layer="layout" svg:x1="26.432cm" svg:y1="18.629cm" svg:x2="26.432cm" svg:y2="16.856cm">
          <text:p/>
        </draw:line>
        <draw:line draw:style-name="gr23" draw:text-style-name="P12" draw:layer="layout" svg:x1="21.193cm" svg:y1="16.845cm" svg:x2="26.431cm" svg:y2="16.845cm">
          <text:p/>
        </draw:line>
        <draw:line draw:style-name="gr23" draw:text-style-name="P12" draw:layer="layout" svg:x1="21.183cm" svg:y1="16.855cm" svg:x2="21.183cm" svg:y2="11.299cm">
          <text:p/>
        </draw:line>
        <draw:custom-shape draw:style-name="gr8" draw:text-style-name="P7" draw:layer="layout" svg:width="4cm" svg:height="2cm" svg:x="27.2cm" svg:y="11.00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<text:tab/></text:span><text:span text:style-name="T6">PAM_LABEL</text:span><text:span text:style-name="T6"><text:tab/></text:span><text:span text:style-name="T6">VX(256)</text:span></text:p>
          <text:p text:style-name="P6"><text:span text:style-name="T6"><text:tab/></text:span><text:span text:style-name="T6">PAM_ACCOUNT</text:span><text:span text:style-name="T6"><text:tab/></text:span><text:span text:style-name="T6">VX(64)</text:span></text:p>
          <text:p text:style-name="P6"><text:span text:style-name="T6"><text:tab/></text:span><text:span text:style-name="T6">PAM_NOTES</text:span><text:span text:style-name="T6"><text:tab/></text:span><text:span text:style-name="T6">VX(4096)</text:span></text:p>
          <text:p text:style-name="P6"><text:span text:style-name="T6"><text:tab/></text:span><text:span text:style-name="T6">PAM_UPD_USER</text:span><text:span text:style-name="T6"><text:tab/></text:span><text:span text:style-name="T6">VX(64)</text:span></text:p>
          <text:p text:style-name="P6"><text:span text:style-name="T6"><text:tab/></text:span><text:span text:style-name="T6">PAM_UPD_STAMP</text:span><text:span text:style-name="T6"><text:tab/></text:span><text:span text:style-name="T6">TIMESTAMP</text:span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0.5cm">
          <text:p text:style-name="P8"><text:span text:style-name="T7">OFA_T_PAIMEAN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993cm" svg:y1="11.166cm" svg:x2="4.993cm" svg:y2="9.538cm">
          <text:p/>
        </draw:line>
        <draw:line draw:style-name="gr23" draw:text-style-name="P12" draw:layer="layout" svg:x1="5.013cm" svg:y1="9.555cm" svg:x2="26.604cm" svg:y2="9.556cm">
          <text:p/>
        </draw:line>
        <draw:line draw:style-name="gr23" draw:text-style-name="P12" draw:layer="layout" svg:x1="26.593cm" svg:y1="11.714cm" svg:x2="26.593cm" svg:y2="9.565cm">
          <text:p/>
        </draw:line>
        <draw:line draw:style-name="gr23" draw:text-style-name="P12" draw:layer="layout" svg:x1="26.578cm" svg:y1="11.686cm" svg:x2="27.217cm" svg:y2="11.686cm">
          <text:p/>
        </draw:line>
        <draw:frame draw:style-name="gr42" draw:text-style-name="P3" draw:layer="layout" svg:width="4.769cm" svg:height="0.789cm" svg:x="33.93cm" svg:y="27.086cm">
          <draw:text-box>
            <text:p><text:span text:style-name="T4">« CORE » Data Model</text:span></text:p>
          </draw:text-box>
        </draw:frame>
        <draw:custom-shape draw:style-name="gr43" draw:text-style-name="P20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44" draw:text-style-name="P21" draw:layer="layout" svg:width="8.704cm" svg:height="0.663cm" svg:x="31.971cm" svg:y="28.047cm">
          <draw:text-box>
            <text:p><text:span text:style-name="T10">Copyright 2014-2017 Pierre Wieser &lt;pwieser@trychlos.org&gt;</text:span></text:p>
          </draw:text-box>
        </draw:frame>
        <draw:custom-shape draw:style-name="gr45" draw:text-style-name="P20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2cm" svg:y="4.67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DOC_ID</text:span><text:span text:style-name="T6"><text:tab/></text:span><text:span text:style-name="T6">BIGINT</text:span></text:p>
          <text:p text:style-name="P6"><text:span text:style-name="T6"><text:tab/>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cm" svg:y="4.17cm">
          <text:p text:style-name="P8"><text:span text:style-name="T7">OFA_T_DOSSIER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41cm" svg:y1="2.741cm" svg:x2="25.719cm" svg:y2="2.741cm">
          <text:p/>
        </draw:line>
        <draw:line draw:style-name="gr41" draw:text-style-name="P12" draw:layer="layout" svg:x1="26.41cm" svg:y1="4.872cm" svg:x2="27.197cm" svg:y2="4.872cm">
          <text:p/>
        </draw:line>
        <draw:line draw:style-name="gr41" draw:text-style-name="P12" draw:layer="layout" svg:x1="26.403cm" svg:y1="4.883cm" svg:x2="26.403cm" svg:y2="2.732cm">
          <text:p/>
        </draw:line>
        <draw:line draw:style-name="gr27" draw:text-style-name="P12" draw:layer="layout" svg:x1="35.151cm" svg:y1="2.707cm" svg:x2="36.126cm" svg:y2="2.707cm">
          <text:p/>
        </draw:line>
        <draw:custom-shape draw:style-name="gr46" draw:text-style-name="P7" draw:layer="layout" svg:width="4cm" svg:height="0.75cm" svg:x="27.2cm" svg:y="13.96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PAM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3.46cm">
          <text:p text:style-name="P8"><text:span text:style-name="T7">OFA_T_PAIMEAN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77cm" svg:y1="11.201cm" svg:x2="27.201cm" svg:y2="11.2cm">
          <text:p/>
        </draw:line>
        <draw:line draw:style-name="gr27" draw:text-style-name="P12" draw:layer="layout" svg:x1="27.201cm" svg:y1="14.38cm" svg:x2="26.473cm" svg:y2="14.38cm">
          <text:p/>
        </draw:line>
        <draw:line draw:style-name="gr41" draw:text-style-name="P12" draw:layer="layout" svg:x1="26.785cm" svg:y1="14.193cm" svg:x2="27.216cm" svg:y2="14.192cm">
          <text:p/>
        </draw:line>
        <draw:line draw:style-name="gr41" draw:text-style-name="P12" draw:layer="layout" svg:x1="26.786cm" svg:y1="14.194cm" svg:x2="26.785cm" svg:y2="11.196cm">
          <text:p/>
        </draw:line>
        <draw:custom-shape draw:style-name="gr46" draw:text-style-name="P7" draw:layer="layout" svg:width="4cm" svg:height="0.75cm" svg:x="21.8cm" svg:y="13.962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CUR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cm" svg:y="13.461cm">
          <text:p text:style-name="P8"><text:span text:style-name="T7">OFA_T_CURRENCIE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253cm" svg:y1="11.194cm" svg:x2="25.822cm" svg:y2="11.193cm">
          <text:p/>
        </draw:line>
        <draw:line draw:style-name="gr41" draw:text-style-name="P12" draw:layer="layout" svg:x1="26.238cm" svg:y1="14.186cm" svg:x2="25.807cm" svg:y2="14.185cm">
          <text:p/>
        </draw:line>
        <draw:line draw:style-name="gr41" draw:text-style-name="P12" draw:layer="layout" svg:x1="26.237cm" svg:y1="14.187cm" svg:x2="26.238cm" svg:y2="11.189cm">
          <text:p/>
        </draw:line>
        <draw:line draw:style-name="gr27" draw:text-style-name="P12" draw:layer="layout" svg:x1="21.794cm" svg:y1="14.384cm" svg:x2="20.739cm" svg:y2="14.384cm">
          <text:p/>
        </draw:line>
        <draw:custom-shape draw:style-name="gr46" draw:text-style-name="P7" draw:layer="layout" svg:width="4cm" svg:height="0.75cm" svg:x="27.2cm" svg:y="21.262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20.761cm">
          <text:p text:style-name="P8"><text:span text:style-name="T7">OFA_T_LEDGER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1.828cm" svg:y="26.06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28cm" svg:y="25.564cm">
          <text:p text:style-name="P8"><text:span text:style-name="T7">OFA_T_R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8cm" svg:y="21.57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8cm" svg:y="21.07cm">
          <text:p text:style-name="P8"><text:span text:style-name="T7">OFA_T_OPE_TEMPL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5.319cm" svg:y="20.734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CLA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5.319cm" svg:y="20.233cm">
          <text:p text:style-name="P8"><text:span text:style-name="T7">OFA_T_CLASS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426cm" svg:y="14.119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426cm" svg:y="13.618cm">
          <text:p text:style-name="P8"><text:span text:style-name="T7">OFA_T_ACCOUNT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13cm" svg:y="16.407cm"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EN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13cm" svg:y="15.906cm">
          <text:p text:style-name="P8"><text:span text:style-name="T7">OFA_T_ENTRI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797cm" svg:y="5.6cm">
          <text:p text:style-name="P6"><text:span text:style-name="T6">#</text:span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797cm" svg:y="5.099cm">
          <text:p text:style-name="P8"><text:span text:style-name="T7">OFA_T_BAT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2.326cm" svg:x="36.097cm" svg:y="2.503cm">
          <text:p text:style-name="P6"><text:span text:style-name="T6">#</text:span><text:span text:style-name="T6"><text:tab/></text:span><text:span text:style-name="T6">DOC_ID</text:span><text:span text:style-name="T6"><text:tab/></text:span><text:span text:style-name="T6">BIGINT</text:span></text:p>
          <text:p text:style-name="P6"><text:span text:style-name="T6"><text:tab/></text:span><text:span text:style-name="T6">DOC_LABEL</text:span><text:span text:style-name="T6"><text:tab/></text:span><text:span text:style-name="T6">VX(256)</text:span></text:p>
          <text:p text:style-name="P6"><text:span text:style-name="T6"><text:tab/></text:span><text:span text:style-name="T6">DOC_URI</text:span><text:span text:style-name="T6"><text:tab/></text:span><text:span text:style-name="T6">VX(4096)</text:span></text:p>
          <text:p text:style-name="P6"><text:span text:style-name="T6"><text:tab/></text:span><text:span text:style-name="T6">DOC_NOTES</text:span><text:span text:style-name="T6"><text:tab/></text:span><text:span text:style-name="T6">VX(4096)</text:span></text:p>
          <text:p text:style-name="P6"><text:span text:style-name="T6"><text:tab/></text:span><text:span text:style-name="T6">DOC_UPD_USER</text:span><text:span text:style-name="T6"><text:tab/></text:span><text:span text:style-name="T6">VX(64)</text:span></text:p>
          <text:p text:style-name="P6"><text:span text:style-name="T6"><text:tab/></text:span><text:span text:style-name="T6">DOC_UPD_STAMP</text:span><text:span text:style-name="T6"><text:tab/></text:span><text:span text:style-name="T6">TIMESTAMP</text:span></text:p>
          <text:p text:style-name="P6"><text:span text:style-name="T6"><text:tab/></text:span><text:span text:style-name="T6">DOC_BLOB</text:span><text:span text:style-name="T6"><text:tab/></text:span><text:span text:style-name="T6">BLOB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36.097cm" svg:y="2.002cm">
          <text:p text:style-name="P8"><text:span text:style-name="T7">OFA_T_DOC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206cm" svg:y="6.697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PREF_KEY</text:span><text:span text:style-name="T6"><text:tab/></text:span><text:span text:style-name="T6">VX(254)</text:span></text:p>
          <text:p text:style-name="P6"><text:span text:style-name="T6"><text:tab/></text:span><text:span text:style-name="T6">DOS_PREF_VALUE</text:span><text:span text:style-name="T6"><text:tab/></text:span><text:span text:style-name="T6">VX(409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06cm" svg:y="6.196cm">
          <text:p text:style-name="P8"><text:span text:style-name="T7">OFA_T_DOSSIER_PREFS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31.189cm" svg:y1="5.093cm" svg:x2="35.161cm" svg:y2="5.093cm">
          <text:p/>
        </draw:line>
        <draw:line draw:style-name="gr49" draw:text-style-name="P12" draw:layer="layout" svg:x1="35.154cm" svg:y1="5.103cm" svg:x2="35.154cm" svg:y2="2.705cm">
          <text:p/>
        </draw:line>
        <draw:line draw:style-name="gr9" draw:text-style-name="P12" draw:layer="layout" svg:x1="26.305cm" svg:y1="2.788cm" svg:x2="25.72cm" svg:y2="2.788cm">
          <text:p/>
        </draw:line>
        <draw:line draw:style-name="gr41" draw:text-style-name="P12" draw:layer="layout" svg:x1="26.305cm" svg:y1="6.905cm" svg:x2="26.308cm" svg:y2="2.787cm">
          <text:p/>
        </draw:line>
        <draw:line draw:style-name="gr41" draw:text-style-name="P12" draw:layer="layout" svg:x1="26.297cm" svg:y1="6.895cm" svg:x2="27.195cm" svg:y2="6.895cm">
          <text:p/>
        </draw:line>
        <draw:line draw:style-name="gr9" draw:text-style-name="P12" draw:layer="layout" svg:x1="10.252cm" svg:y1="2.785cm" svg:x2="9.269cm" svg:y2="2.785cm">
          <text:p/>
        </draw:line>
        <draw:line draw:style-name="gr41" draw:text-style-name="P12" draw:layer="layout" svg:x1="10.244cm" svg:y1="5.822cm" svg:x2="10.794cm" svg:y2="5.822cm">
          <text:p/>
        </draw:line>
        <draw:line draw:style-name="gr41" draw:text-style-name="P12" draw:layer="layout" svg:x1="10.243cm" svg:y1="5.816cm" svg:x2="10.243cm" svg:y2="2.787cm">
          <text:p/>
        </draw:line>
        <draw:line draw:style-name="gr27" draw:text-style-name="P12" draw:layer="layout" svg:x1="10.812cm" svg:y1="6.015cm" svg:x2="10.247cm" svg:y2="6.015cm">
          <text:p/>
        </draw:line>
        <draw:line draw:style-name="gr9" draw:text-style-name="P12" draw:layer="layout" svg:x1="9.885cm" svg:y1="11.312cm" svg:x2="9.445cm" svg:y2="11.312cm">
          <text:p/>
        </draw:line>
        <draw:line draw:style-name="gr41" draw:text-style-name="P12" draw:layer="layout" svg:x1="9.877cm" svg:y1="14.343cm" svg:x2="10.421cm" svg:y2="14.343cm">
          <text:p/>
        </draw:line>
        <draw:line draw:style-name="gr41" draw:text-style-name="P12" draw:layer="layout" svg:x1="9.882cm" svg:y1="14.35cm" svg:x2="9.882cm" svg:y2="11.306cm">
          <text:p/>
        </draw:line>
        <draw:line draw:style-name="gr27" draw:text-style-name="P12" draw:layer="layout" svg:x1="10.427cm" svg:y1="14.559cm" svg:x2="9.677cm" svg:y2="14.559cm">
          <text:p/>
        </draw:line>
        <draw:line draw:style-name="gr9" draw:text-style-name="P12" draw:layer="layout" svg:x1="15.667cm" svg:y1="11.497cm" svg:x2="16.293cm" svg:y2="11.497cm">
          <text:p/>
        </draw:line>
        <draw:line draw:style-name="gr41" draw:text-style-name="P12" draw:layer="layout" svg:x1="15.673cm" svg:y1="16.629cm" svg:x2="16.33cm" svg:y2="16.629cm">
          <text:p/>
        </draw:line>
        <draw:line draw:style-name="gr41" draw:text-style-name="P12" draw:layer="layout" svg:x1="15.67cm" svg:y1="16.635cm" svg:x2="15.67cm" svg:y2="11.496cm">
          <text:p/>
        </draw:line>
        <draw:line draw:style-name="gr27" draw:text-style-name="P12" draw:layer="layout" svg:x1="16.338cm" svg:y1="16.833cm" svg:x2="15.588cm" svg:y2="16.833cm">
          <text:p/>
        </draw:line>
      </draw:page>
      <draw:page draw:name="page2" draw:style-name="dp1" draw:master-page-name="Default">
        <draw:custom-shape draw:style-name="gr50" draw:text-style-name="P7" draw:layer="layout" svg:width="4cm" svg:height="2cm" svg:x="22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<text:tab/></text:span><text:span text:style-name="T6">TFO_LABEL</text:span><text:span text:style-name="T6"><text:tab/></text:span><text:span text:style-name="T6">VX(25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HAS_CORRESPONDANCE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2cm" svg:y="10.5cm">
          <text:p text:style-name="P8"><text:span text:style-name="T7">TVA_T_FORM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28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cm" svg:y="10.5cm">
          <text:p text:style-name="P8"><text:span text:style-name="T7">TVA_T_FORMS_B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4cm" svg:height="0.501cm" svg:x="36.1cm" svg:y="10.499cm">
          <text:p text:style-name="P8"><text:span text:style-name="T7">TVA_T_VERS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4cm" svg:height="3cm" svg:x="28.01cm" svg:y="15.5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CODE</text:span><text:span text:style-name="T6"><text:tab/></text:span><text:span text:style-name="T6">VX(64)</text:span></text:p>
          <text:p text:style-name="P6"><text:span text:style-name="T6"><text:tab/></text:span><text:span text:style-name="T6">TFO_DET_LABEL</text:span><text:span text:style-name="T6"><text:tab/></text:span><text:span text:style-name="T6">VX(256)</text:span></text:p>
          <text:p text:style-name="P6"><text:span text:style-name="T6"><text:tab/></text:span><text:span text:style-name="T6">TFO_DET_LEVEL</text:span><text:span text:style-name="T6"><text:tab/></text:span><text:span text:style-name="T6">INTEGER</text:span></text:p>
          <text:p text:style-name="P6"><text:span text:style-name="T6"><text:tab/></text:span><text:span text:style-name="T6">TFO_DET_HAS_BASE</text:span><text:span text:style-name="T6"><text:tab/></text:span><text:span text:style-name="T6">X(1)</text:span></text:p>
          <text:p text:style-name="P6"><text:span text:style-name="T6"><text:tab/></text:span><text:span text:style-name="T6">TFO_DET_BASE</text:span><text:span text:style-name="T6"><text:tab/></text:span><text:span text:style-name="T6">VX(256)</text:span></text:p>
          <text:p text:style-name="P6"><text:span text:style-name="T6"><text:tab/></text:span><text:span text:style-name="T6">TFO_DET_HAS_AMOUNT</text:span><text:span text:style-name="T6"><text:tab/></text:span><text:span text:style-name="T6">X(1)</text:span></text:p>
          <text:p text:style-name="P6"><text:span text:style-name="T6"><text:tab/></text:span><text:span text:style-name="T6">TFO_DET_AMOUNT</text:span><text:span text:style-name="T6"><text:tab/></text:span><text:span text:style-name="T6">VX(256)</text:span></text:p>
          <text:p text:style-name="P6"><text:span text:style-name="T6"><text:tab/></text:span><text:span text:style-name="T6">TFO_DET_HAS_TEMPLATE</text:span><text:span text:style-name="T6"><text:tab/></text:span><text:span text:style-name="T6">X(1)</text:span></text:p>
          <text:p text:style-name="P6"><text:span text:style-name="T6"><text:tab/></text:span><text:span text:style-name="T6">TFO_DET_TEMPLATE</text:span><text:span text:style-name="T6"><text:tab/></text:span><text:span text:style-name="T6">VX(64)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.01cm" svg:y="15cm">
          <text:p text:style-name="P8"><text:span text:style-name="T7">TVA_T_FORMS_DET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7.107cm" svg:y1="15.728cm" svg:x2="28.025cm" svg:y2="15.728cm">
          <text:p/>
        </draw:line>
        <draw:line draw:style-name="gr36" draw:text-style-name="P12" draw:layer="layout" svg:x1="27.111cm" svg:y1="15.738cm" svg:x2="27.111cm" svg:y2="11.245cm">
          <text:p/>
        </draw:line>
        <draw:custom-shape draw:style-name="gr54" draw:text-style-name="P7" draw:layer="layout" svg:width="4cm" svg:height="3cm" svg:x="14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<text:tab/></text:span><text:span text:style-name="T6">TFO_CORRESPONDENCE</text:span><text:span text:style-name="T6"><text:tab/></text:span><text:span text:style-name="T6">VX(409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BEGIN</text:span><text:span text:style-name="T6"><text:tab/></text:span><text:span text:style-name="T6">DATE</text:span></text:p>
          <text:p text:style-name="P6"><text:span text:style-name="T6"><text:tab/></text:span><text:span text:style-name="T6">TFO_DOPE</text:span><text:span text:style-name="T6"><text:tab/></text:span><text:span text:style-name="T6">DATE</text:span></text:p>
          <text:p text:style-name="P6"><text:span text:style-name="T6"><text:tab/></text:span><text:span text:style-name="T6">TFO_VALIDAT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14.5cm" svg:y="10.5cm">
          <text:p text:style-name="P8"><text:span text:style-name="T7">TVA_T_RECORD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8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TRUE</text:span><text:span text:style-name="T6"><text:tab/></text:span><text:span text:style-name="T6">X(1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0.5cm">
          <text:p text:style-name="P8"><text:span text:style-name="T7">TVA_T_RECORDS_BOO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2.496cm" svg:y1="11.191cm" svg:x2="14.504cm" svg:y2="11.191cm">
          <text:p/>
        </draw:line>
        <draw:custom-shape draw:style-name="gr50" draw:text-style-name="P7" draw:layer="layout" svg:width="4cm" svg:height="2cm" svg:x="8.5cm" svg:y="15.45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BASE</text:span><text:span text:style-name="T6"><text:tab/></text:span><text:span text:style-name="T6">DECIMAL(20,5)</text:span></text:p>
          <text:p text:style-name="P6"><text:span text:style-name="T6"><text:tab/></text:span><text:span text:style-name="T6">TFO_DET_AMOUNT</text:span><text:span text:style-name="T6"><text:tab/></text:span><text:span text:style-name="T6">DECIMAL(20,5)</text:span></text:p>
          <text:p text:style-name="P6"><text:span text:style-name="T6"><text:tab/></text:span><text:span text:style-name="T6">TFO_DET_OPE_NUMB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5cm">
          <text:p text:style-name="P8"><text:span text:style-name="T7">TVA_T_RECORD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462cm" svg:y1="11.274cm" svg:x2="14.504cm" svg:y2="11.274cm">
          <text:p/>
        </draw:line>
        <draw:line draw:style-name="gr36" draw:text-style-name="P12" draw:layer="layout" svg:x1="12.496cm" svg:y1="15.722cm" svg:x2="13.466cm" svg:y2="15.722cm">
          <text:p/>
        </draw:line>
        <draw:line draw:style-name="gr36" draw:text-style-name="P12" draw:layer="layout" svg:x1="13.463cm" svg:y1="15.737cm" svg:x2="13.463cm" svg:y2="11.279cm">
          <text:p/>
        </draw:line>
        <draw:line draw:style-name="gr27" draw:text-style-name="P22" draw:layer="layout" svg:x1="31.998cm" svg:y1="17.833cm" svg:x2="32.998cm" svg:y2="17.833cm">
          <text:p/>
        </draw:line>
        <draw:frame draw:style-name="gr55" draw:text-style-name="P19" draw:layer="layout" svg:width="3.542cm" svg:height="0.526cm" svg:x="32.812cm" svg:y="17.573cm">
          <draw:text-box>
            <text:p text:style-name="P18"><text:span text:style-name="T8">OFA_T_OPE_TEMPLATES</text:span></text:p>
          </draw:text-box>
        </draw:frame>
        <draw:line draw:style-name="gr27" draw:text-style-name="P22" draw:layer="layout" svg:x1="18.512cm" svg:y1="11.195cm" svg:x2="22.012cm" svg:y2="11.195cm">
          <text:p/>
        </draw:line>
        <draw:line draw:style-name="gr9" draw:text-style-name="P12" draw:layer="layout" svg:x1="28.006cm" svg:y1="11.166cm" svg:x2="26.008cm" svg:y2="11.166cm">
          <text:p/>
        </draw:line>
        <draw:line draw:style-name="gr9" draw:text-style-name="P12" draw:layer="layout" svg:x1="27.132cm" svg:y1="11.242cm" svg:x2="26cm" svg:y2="11.242cm">
          <text:p/>
        </draw:line>
        <draw:line draw:style-name="gr56" draw:text-style-name="P22" draw:layer="layout" svg:x1="32.012cm" svg:y1="16.952cm" svg:x2="33.012cm" svg:y2="16.952cm">
          <text:p/>
        </draw:line>
        <draw:line draw:style-name="gr56" draw:text-style-name="P22" draw:layer="layout" svg:x1="32.012cm" svg:y1="17.352cm" svg:x2="33.012cm" svg:y2="17.352cm">
          <text:p/>
        </draw:line>
        <draw:frame draw:style-name="gr57" draw:text-style-name="P24" draw:layer="layout" svg:width="3.542cm" svg:height="0.801cm" svg:x="32.812cm" svg:y="16.773cm">
          <draw:text-box>
            <text:p text:style-name="P23"><text:span text:style-name="T11">OFA_T_ACCOUNTS</text:span></text:p>
            <text:p text:style-name="P23"><text:span text:style-name="T11">OFA_T_RATES</text:span></text:p>
          </draw:text-box>
        </draw:frame>
        <draw:frame draw:style-name="gr2" draw:text-style-name="P3" draw:layer="layout" svg:width="2.519cm" svg:height="0.799cm" svg:x="31.618cm" svg:y="25.952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2cm" svg:y="25.714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7</text:span></text:p>
            <text:p text:style-name="P1"><text:span text:style-name="T1">Date</text:span><text:span text:style-name="T1"><text:tab/></text:span><text:span text:style-name="T1">: </text:span><text:span text:style-name="T3">2017-02-06</text:span></text:p>
          </draw:text-box>
        </draw:frame>
        <draw:frame draw:style-name="gr44" draw:text-style-name="P21" draw:layer="layout" svg:width="8.704cm" svg:height="0.663cm" svg:x="31.969cm" svg:y="28.048cm">
          <draw:text-box>
            <text:p><text:span text:style-name="T10">Copyright 2014-2017 Pierre Wieser &lt;pwieser@trychlos.org&gt;</text:span></text:p>
          </draw:text-box>
        </draw:frame>
        <draw:custom-shape draw:style-name="gr48" draw:text-style-name="P20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4.769cm" svg:height="0.789cm" svg:x="33.931cm" svg:y="27.087cm">
          <draw:text-box>
            <text:p><text:span text:style-name="T4">« VAT » Data Model</text:span></text:p>
          </draw:text-box>
        </draw:frame>
        <draw:custom-shape draw:style-name="gr15" draw:text-style-name="P7" draw:layer="layout" svg:width="4cm" svg:height="1cm" svg:x="8.485cm" svg:y="19.2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8.485cm" svg:y="18.7cm">
          <text:p text:style-name="P8"><text:span text:style-name="T7">TVA_T_RECORD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8.037cm" svg:y="19.9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8.037cm" svg:y="19.4cm">
          <text:p text:style-name="P8"><text:span text:style-name="T7">TVA_T_FORM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563cm" svg:y1="11.377cm" svg:x2="14.504cm" svg:y2="11.374cm">
          <text:p/>
        </draw:line>
        <draw:line draw:style-name="gr36" draw:text-style-name="P12" draw:layer="layout" svg:x1="13.563cm" svg:y1="19.538cm" svg:x2="13.563cm" svg:y2="11.377cm">
          <text:p/>
        </draw:line>
        <draw:line draw:style-name="gr36" draw:text-style-name="P12" draw:layer="layout" svg:x1="12.496cm" svg:y1="19.522cm" svg:x2="13.57cm" svg:y2="19.524cm">
          <text:p/>
        </draw:line>
        <draw:line draw:style-name="gr9" draw:text-style-name="P12" draw:layer="layout" svg:x1="27.008cm" svg:y1="11.342cm" svg:x2="26.001cm" svg:y2="11.342cm">
          <text:p/>
        </draw:line>
        <draw:line draw:style-name="gr36" draw:text-style-name="P12" draw:layer="layout" svg:x1="27.01cm" svg:y1="20.157cm" svg:x2="27.008cm" svg:y2="11.3cm">
          <text:p/>
        </draw:line>
        <draw:line draw:style-name="gr36" draw:text-style-name="P12" draw:layer="layout" svg:x1="27.022cm" svg:y1="20.129cm" svg:x2="28.025cm" svg:y2="20.128cm">
          <text:p/>
        </draw:line>
      </draw:page>
      <draw:page draw:name="page3" draw:style-name="dp1" draw:master-page-name="Default">
        <draw:custom-shape draw:style-name="gr58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9" draw:text-style-name="P17" draw:layer="layout" svg:width="4cm" svg:height="0.501cm" svg:x="36.1cm" svg:y="10.499cm">
          <text:p text:style-name="P8"><text:span text:style-name="T7">REC_T_VERSION</text:span></text:p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4cm" svg:height="3cm" svg:x="16.3cm" svg:y="10.967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LABEL</text:span><text:span text:style-name="T6"><text:tab/></text:span><text:span text:style-name="T6">VX(256)</text:span></text:p>
          <text:p text:style-name="P6"><text:span text:style-name="T6"><text:tab/></text:span><text:span text:style-name="T6">REC_OPE_TEMPLATE</text:span><text:span text:style-name="T6"><text:tab/></text:span><text:span text:style-name="T6">VX(64)</text:span></text:p>
          <text:p text:style-name="P6"><text:span text:style-name="T6"><text:tab/></text:span><text:span text:style-name="T6">REC_PERIOD</text:span><text:span text:style-name="T6"><text:tab/></text:span><text:span text:style-name="T6">VX(16)</text:span></text:p>
          <text:p text:style-name="P6"><text:span text:style-name="T6"><text:tab/></text:span><text:span text:style-name="T6">REC_PERIOD_DETAIL</text:span><text:span text:style-name="T6"><text:tab/></text:span><text:span text:style-name="T6">BIGINT</text:span></text:p>
          <text:p text:style-name="P6"><text:span text:style-name="T6"><text:tab/></text:span><text:span text:style-name="T6">REC_NOTES</text:span><text:span text:style-name="T6"><text:tab/></text:span><text:span text:style-name="T6">VX(4096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ENABLED</text:span><text:span text:style-name="T6"><text:tab/></text:span><text:span text:style-name="T6">X(1)</text:span></text:p>
          <text:p text:style-name="P6"><text:span text:style-name="T6"><text:tab/></text:span><text:span text:style-name="T6">REC_DEF_AMOUNT1</text:span><text:span text:style-name="T6"><text:tab/></text:span><text:span text:style-name="T6">VX(64)</text:span></text:p>
          <text:p text:style-name="P6"><text:span text:style-name="T6"><text:tab/></text:span><text:span text:style-name="T6">REC_DEF_AMOUNT2</text:span><text:span text:style-name="T6"><text:tab/></text:span><text:span text:style-name="T6">VX(64)</text:span></text:p>
          <text:p text:style-name="P6"><text:span text:style-name="T6"><text:tab/></text:span><text:span text:style-name="T6">REC_DEF_AMOUNT3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16.3cm" svg:y="10.5cm">
          <text:p text:style-name="P8"><text:span text:style-name="T7">REC_T_MODELS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4cm" svg:height="1.5cm" svg:x="10.4cm" svg:y="10.901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INTEGER</text:span></text:p>
          <text:p text:style-name="P6"><text:span text:style-name="T6"><text:tab/></text:span><text:span text:style-name="T6">REC_LAST_RUN</text:span><text:span text:style-name="T6"><text:tab/></text:span><text:span text:style-name="T6">DATE</text:span></text:p>
          <text:p text:style-name="P6"><text:span text:style-name="T6"><text:tab/></text:span><text:span text:style-name="T6">REC_LAST_NUMSEQ</text:span><text:span text:style-name="T6"><text:tab/></text:span><text:span text:style-name="T6">BIGINT</text:span></text:p>
          <text:p text:style-name="P6"><text:span text:style-name="T6"><text:tab/></text:span><text:span text:style-name="T6">REC_LAST_PER_DET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10.4cm" svg:y="10.4cm">
          <text:p text:style-name="P8"><text:span text:style-name="T7">REC_T_GEN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4cm" svg:height="2.5cm" svg:x="16.3cm" svg:y="16.50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DATE</text:span><text:span text:style-name="T6"><text:tab/></text:span><text:span text:style-name="T6">DATE</text:span></text:p>
          <text:p text:style-name="P6"><text:span text:style-name="T6"><text:tab/></text:span><text:span text:style-name="T6">REC_STATUS</text:span><text:span text:style-name="T6"><text:tab/></text:span><text:span text:style-name="T6">X(1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AMOUNT1</text:span><text:span text:style-name="T6"><text:tab/></text:span><text:span text:style-name="T6">DECIMAL(20,5)</text:span></text:p>
          <text:p text:style-name="P6"><text:span text:style-name="T6"><text:tab/></text:span><text:span text:style-name="T6">REC_AMOUNT2</text:span><text:span text:style-name="T6"><text:tab/></text:span><text:span text:style-name="T6">DECIMAL(20,5)</text:span></text:p>
          <text:p text:style-name="P6"><text:span text:style-name="T6"><text:tab/></text:span><text:span text:style-name="T6">REC_AMOUNT3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16.3cm" svg:y="16cm">
          <text:p text:style-name="P8"><text:span text:style-name="T7">REC_T_RUN</text:span></text:p>
          <draw:enhanced-geometry svg:viewBox="0 0 21600 21600" draw:type="rectangle" draw:enhanced-path="M 0 0 L 21600 0 21600 21600 0 21600 0 0 Z N"/>
        </draw:custom-shape>
        <draw:line draw:style-name="gr27" draw:text-style-name="P22" draw:layer="layout" svg:x1="20.315cm" svg:y1="11.632cm" svg:x2="21.315cm" svg:y2="11.632cm">
          <text:p/>
        </draw:line>
        <draw:frame draw:style-name="gr55" draw:text-style-name="P19" draw:layer="layout" svg:width="3.542cm" svg:height="0.526cm" svg:x="21.129cm" svg:y="11.372cm">
          <draw:text-box>
            <text:p text:style-name="P18"><text:span text:style-name="T8">OFA_T_OPE_TEMPLATES</text:span></text:p>
          </draw:text-box>
        </draw:frame>
        <draw:line draw:style-name="gr27" draw:text-style-name="P12" draw:layer="layout" svg:x1="15.678cm" svg:y1="11.171cm" svg:x2="16.312cm" svg:y2="11.171cm">
          <text:p/>
        </draw:line>
        <draw:line draw:style-name="gr49" draw:text-style-name="P12" draw:layer="layout" svg:x1="15.686cm" svg:y1="16.909cm" svg:x2="16.32cm" svg:y2="16.909cm">
          <text:p/>
        </draw:line>
        <draw:line draw:style-name="gr49" draw:text-style-name="P12" draw:layer="layout" svg:x1="15.672cm" svg:y1="16.928cm" svg:x2="15.679cm" svg:y2="11.177cm">
          <text:p/>
        </draw:line>
        <draw:custom-shape draw:style-name="gr64" draw:text-style-name="P7" draw:layer="layout" svg:width="4cm" svg:height="2cm" svg:x="27cm" svg:y="10.9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<text:tab/></text:span><text:span text:style-name="T6">REC_PER_ORDER</text:span><text:span text:style-name="T6"><text:tab/></text:span><text:span text:style-name="T6">INTEGER</text:span></text:p>
          <text:p text:style-name="P6"><text:span text:style-name="T6"><text:tab/></text:span><text:span text:style-name="T6">REC_PER_LABEL</text:span><text:span text:style-name="T6"><text:tab/></text:span><text:span text:style-name="T6">VX(256)</text:span></text:p>
          <text:p text:style-name="P6"><text:span text:style-name="T6"><text:tab/></text:span><text:span text:style-name="T6">REC_PER_DETAILS_COUNT</text:span><text:span text:style-name="T6"><text:tab/></text:span><text:span text:style-name="T6">INTEGER</text:span></text:p>
          <text:p text:style-name="P6"><text:span text:style-name="T6"><text:tab/></text:span><text:span text:style-name="T6">REC_PER_NOTES</text:span><text:span text:style-name="T6"><text:tab/></text:span><text:span text:style-name="T6">VX(4096)</text:span></text:p>
          <text:p text:style-name="P6"><text:span text:style-name="T6"><text:tab/></text:span><text:span text:style-name="T6">REC_PER_UPD_USER</text:span><text:span text:style-name="T6"><text:tab/></text:span><text:span text:style-name="T6">VX(64)</text:span></text:p>
          <text:p text:style-name="P6"><text:span text:style-name="T6"><text:tab/></text:span><text:span text:style-name="T6">REC_PER_UPD_STAMP</text:span><text:span text:style-name="T6"><text:tab/></text:span><text:span text:style-name="T6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27cm" svg:y="10.4cm">
          <text:p text:style-name="P8"><text:span text:style-name="T7">REC_T_PERIODS</text:span></text:p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4cm" svg:height="1.75cm" svg:x="27cm" svg:y="14.5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PER_DET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VALUE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ID</text:span><text:span text:style-name="T6"><text:tab/></text:span><text:span text:style-name="T6">BIGINT</text:span></text:p>
          <text:p text:style-name="P6"><text:span text:style-name="T6"><text:tab/></text:span><text:span text:style-name="T6">REC_PER_DET_ORDER</text:span><text:span text:style-name="T6"><text:tab/></text:span><text:span text:style-name="T6">INTEGER</text:span></text:p>
          <text:p text:style-name="P6"><text:span text:style-name="T6"><text:tab/></text:span><text:span text:style-name="T6">REC_PER_DET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27cm" svg:y="14cm">
          <text:p text:style-name="P8"><text:span text:style-name="T7">REC_T_PERIODS_DET</text:span></text:p>
          <draw:enhanced-geometry svg:viewBox="0 0 21600 21600" draw:type="rectangle" draw:enhanced-path="M 0 0 L 21600 0 21600 21600 0 21600 0 0 Z N"/>
        </draw:custom-shape>
        <draw:line draw:style-name="gr49" draw:text-style-name="P22" draw:layer="layout" svg:x1="20.309cm" svg:y1="11.827cm" svg:x2="23.341cm" svg:y2="11.827cm">
          <text:p/>
        </draw:line>
        <draw:line draw:style-name="gr27" draw:text-style-name="P22" draw:layer="layout" svg:x1="23.34cm" svg:y1="14.717cm" svg:x2="27.01cm" svg:y2="14.717cm">
          <text:p/>
        </draw:line>
        <draw:line draw:style-name="gr27" draw:text-style-name="P22" draw:layer="layout" svg:x1="23.141cm" svg:y1="15.302cm" svg:x2="27.01cm" svg:y2="15.302cm">
          <text:p/>
        </draw:line>
        <draw:line draw:style-name="gr49" draw:text-style-name="P22" draw:layer="layout" svg:x1="20.309cm" svg:y1="12.028cm" svg:x2="23.145cm" svg:y2="12.028cm">
          <text:p/>
        </draw:line>
        <draw:line draw:style-name="gr49" draw:text-style-name="P22" draw:layer="layout" svg:x1="23.341cm" svg:y1="14.724cm" svg:x2="23.341cm" svg:y2="11.834cm">
          <text:p/>
        </draw:line>
        <draw:line draw:style-name="gr49" draw:text-style-name="P22" draw:layer="layout" svg:x1="23.144cm" svg:y1="15.321cm" svg:x2="23.144cm" svg:y2="12.035cm">
          <text:p/>
        </draw:line>
        <draw:line draw:style-name="gr36" draw:text-style-name="P12" draw:layer="layout" svg:x1="30.995cm" svg:y1="14.695cm" svg:x2="32.113cm" svg:y2="14.695cm">
          <text:p/>
        </draw:line>
        <draw:line draw:style-name="gr36" draw:text-style-name="P12" draw:layer="layout" svg:x1="32.115cm" svg:y1="14.705cm" svg:x2="32.115cm" svg:y2="11.136cm">
          <text:p/>
        </draw:line>
        <draw:line draw:style-name="gr9" draw:text-style-name="P12" draw:layer="layout" svg:x1="32.135cm" svg:y1="11.133cm" svg:x2="31.003cm" svg:y2="11.133cm">
          <text:p/>
        </draw:line>
        <draw:frame draw:style-name="gr2" draw:text-style-name="P3" draw:layer="layout" svg:width="2.519cm" svg:height="0.799cm" svg:x="31.616cm" svg:y="25.953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cm" svg:y="25.715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8</text:span></text:p>
            <text:p text:style-name="P1"><text:span text:style-name="T1">Date</text:span><text:span text:style-name="T1"><text:tab/></text:span><text:span text:style-name="T1">: </text:span><text:span text:style-name="T3">2017-02-06</text:span></text:p>
          </draw:text-box>
        </draw:frame>
        <draw:frame draw:style-name="gr44" draw:text-style-name="P21" draw:layer="layout" svg:width="8.704cm" svg:height="0.663cm" svg:x="31.967cm" svg:y="28.049cm">
          <draw:text-box>
            <text:p><text:span text:style-name="T10">Copyright 2014-2017 Pierre Wieser &lt;pwieser@trychlos.org&gt;</text:span></text:p>
          </draw:text-box>
        </draw:frame>
        <draw:custom-shape draw:style-name="gr48" draw:text-style-name="P20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5.598cm" svg:height="0.789cm" svg:x="33.463cm" svg:y="27.13cm">
          <draw:text-box>
            <text:p><text:span text:style-name="T4">« Recurrent » Data Model</text:span></text:p>
          </draw:text-box>
        </draw:frame>
        <draw:custom-shape draw:style-name="gr46" draw:text-style-name="P7" draw:layer="layout" svg:width="4cm" svg:height="0.75cm" svg:x="16.287cm" svg:y="8.91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287cm" svg:y="8.41cm">
          <text:p text:style-name="P8"><text:span text:style-name="T7">REC_T_MODEL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06cm" svg:y="20.35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06cm" svg:y="19.85cm">
          <text:p text:style-name="P8"><text:span text:style-name="T7">REC_T_RUN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046cm" svg:y="17.705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046cm" svg:y="17.204cm">
          <text:p text:style-name="P8"><text:span text:style-name="T7">REC_T_PERIODS_DO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2-08T17:06:11.215868961</dc:date>
    <meta:editing-duration>P34DT20H39M48S</meta:editing-duration>
    <meta:editing-cycles>272</meta:editing-cycles>
    <meta:generator>LibreOffice/5.1.6.2.0$Linux_X86_64 LibreOffice_project/10$Build-2</meta:generator>
    <meta:document-statistic meta:object-count="318"/>
  </office:meta>
</office:document-meta>
</file>